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4.3833in" fo:margin-left="0.0104in" fo:margin-right="3.1167in" fo:margin-top="0in" fo:margin-bottom="0in" table:align="margins" fo:background-color="transparent" style:writing-mode="lr-tb">
        <style:background-image/>
      </style:table-properties>
    </style:style>
    <style:style style:name="Table2.A" style:family="table-column">
      <style:table-column-properties style:column-width="0.6042in" style:rel-column-width="870*"/>
    </style:style>
    <style:style style:name="Table2.B" style:family="table-column">
      <style:table-column-properties style:column-width="0.7917in" style:rel-column-width="1140*"/>
    </style:style>
    <style:style style:name="Table2.C" style:family="table-column">
      <style:table-column-properties style:column-width="1.5in" style:rel-column-width="2160*"/>
    </style:style>
    <style:style style:name="Table2.D" style:family="table-column">
      <style:table-column-properties style:column-width="1.4875in" style:rel-column-width="2142*"/>
    </style:style>
    <style:style style:name="Table2.1" style:family="table-row">
      <style:table-row-properties fo:background-color="transparent" style:keep-together="true" fo:keep-together="auto">
        <style:background-image/>
      </style:table-row-properties>
    </style:style>
    <style:style style:name="Table2.A1" style:family="table-cell">
      <style:table-cell-properties fo:padding-left="0.075in" fo:padding-right="0.075in" fo:padding-top="0in" fo:padding-bottom="0in" fo:border="0.0069in solid #000000" style:writing-mode="lr-tb"/>
    </style:style>
    <style:style style:name="Table3" style:family="table">
      <style:table-properties style:width="2.8563in" fo:margin-left="0in" fo:margin-top="0in" fo:margin-bottom="0in" table:align="left" style:writing-mode="lr-tb"/>
    </style:style>
    <style:style style:name="Table3.A" style:family="table-column">
      <style:table-column-properties style:column-width="1.4278in"/>
    </style:style>
    <style:style style:name="Table3.B" style:family="table-column">
      <style:table-column-properties style:column-width="1.428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0" style:writing-mode="lr-tb"/>
    </style:style>
    <style:style style:name="Table3.8" style:family="table-row">
      <style:table-row-properties style:min-row-height="0.1306in" style:keep-together="true" fo:keep-together="auto"/>
    </style:style>
    <style:style style:name="Table1" style:family="table">
      <style:table-properties style:width="2.8563in" fo:margin-top="0in" fo:margin-bottom="0in" table:align="right" style:writing-mode="lr-tb"/>
    </style:style>
    <style:style style:name="Table1.A" style:family="table-column">
      <style:table-column-properties style:column-width="1.4278in"/>
    </style:style>
    <style:style style:name="Table1.B" style:family="table-column">
      <style:table-column-properties style:column-width="1.428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0" style:writing-mode="lr-tb"/>
    </style:style>
    <style:style style:name="Table4" style:family="table">
      <style:table-properties style:width="2.8563in" fo:margin-top="0in" fo:margin-bottom="0in" table:align="right" style:writing-mode="lr-tb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1.668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0" style:writing-mode="lr-tb"/>
    </style:style>
    <style:style style:name="Table5" style:family="table">
      <style:table-properties style:width="2.8563in" fo:margin-top="0in" fo:margin-bottom="0in" table:align="right" style:writing-mode="lr-tb"/>
    </style:style>
    <style:style style:name="Table5.A" style:family="table-column">
      <style:table-column-properties style:column-width="1.4278in"/>
    </style:style>
    <style:style style:name="Table5.B" style:family="table-column">
      <style:table-column-properties style:column-width="1.428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0" style:writing-mode="lr-tb"/>
    </style:style>
    <style:style style:name="Table6" style:family="table">
      <style:table-properties style:width="2.5361in" fo:margin-left="0in" fo:margin-top="0in" fo:margin-bottom="0in" table:align="left" style:writing-mode="lr-tb"/>
    </style:style>
    <style:style style:name="Table6.A" style:family="table-column">
      <style:table-column-properties style:column-width="0.666in"/>
    </style:style>
    <style:style style:name="Table6.B" style:family="table-column">
      <style:table-column-properties style:column-width="0.8861in"/>
    </style:style>
    <style:style style:name="Table6.C" style:family="table-column">
      <style:table-column-properties style:column-width="0.984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0" style:writing-mode="lr-tb"/>
    </style:style>
    <style:style style:name="P1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2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3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fo:language="en" fo:country="US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4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4pt" fo:language="en" fo:country="US" style:letter-kerning="false" style:font-name-asian="Calibri1" style:font-size-asian="14pt" style:language-asian="en" style:country-asian="US" style:font-name-complex="Times New Roman1" style:language-complex="ar" style:country-complex="SA"/>
    </style:style>
    <style:style style:name="P5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6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7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fo:language="en" fo:country="US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8" style:family="paragraph" style:parent-style-name="Heading_20_1">
      <style:paragraph-properties fo:text-align="justify" style:justify-single-word="false"/>
      <style:text-properties style:font-name="Times new roman"/>
    </style:style>
    <style:style style:name="P9" style:family="paragraph" style:parent-style-name="Heading_20_1">
      <style:paragraph-properties fo:text-align="justify" style:justify-single-word="false"/>
      <style:text-properties style:font-name="Times new roman" style:font-name-complex="Times New Roman1"/>
    </style:style>
    <style:style style:name="P10" style:family="paragraph" style:parent-style-name="Heading_20_1">
      <style:paragraph-properties fo:margin-left="0.1972in" fo:margin-right="0in" fo:text-align="justify" style:justify-single-word="false" fo:text-indent="0in" style:auto-text-indent="false"/>
      <style:text-properties style:font-name="Times new roman" style:font-name-complex="Times New Roman1"/>
    </style:style>
    <style:style style:name="P11" style:family="paragraph" style:parent-style-name="Standard">
      <style:paragraph-properties fo:margin-left="0.1972in" fo:margin-right="0in" fo:text-align="justify" style:justify-single-word="false" fo:text-indent="0in" style:auto-text-indent="false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paragraph-properties fo:margin-left="0.1972in" fo:margin-right="0in" fo:text-align="justify" style:justify-single-word="false" fo:text-indent="0in" style:auto-text-indent="false"/>
      <style:text-properties style:font-name="Times new roman" fo:font-size="14pt" style:font-size-asian="14pt" style:font-size-complex="14pt"/>
    </style:style>
    <style:style style:name="P13" style:family="paragraph" style:parent-style-name="Heading_20_2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4" style:family="paragraph" style:parent-style-name="Heading_20_2">
      <style:paragraph-properties fo:text-align="justify" style:justify-single-word="false"/>
      <style:text-properties style:font-name="Times new roman" style:font-name-complex="Times New Roman1"/>
    </style:style>
    <style:style style:name="P15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Times new roman" fo:font-size="14pt" style:font-size-asian="14pt" style:font-name-complex="Times New Roman1"/>
    </style:style>
    <style:style style:name="P17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Times new roman"/>
    </style:style>
    <style:style style:name="P18" style:family="paragraph" style:parent-style-name="Standard">
      <style:paragraph-properties fo:margin-left="-0.0984in" fo:margin-right="0in" fo:text-align="justify" style:justify-single-word="false" fo:text-indent="0in" style:auto-text-indent="false"/>
      <style:text-properties style:font-name="Times new roman"/>
    </style:style>
    <style:style style:name="P19" style:family="paragraph" style:parent-style-name="Standard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/>
    </style:style>
    <style:style style:name="P22" style:family="paragraph" style:parent-style-name="Standard">
      <style:paragraph-properties fo:text-align="justify" style:justify-single-word="false"/>
      <style:text-properties style:font-name="Times new roman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2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4pt" fo:font-style="italic" fo:font-weight="normal" style:font-size-asian="14pt" style:font-style-asian="italic" style:font-weight-asian="normal" style:font-name-complex="Times New Roman1" style:font-size-complex="14pt" style:font-weight-complex="normal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/>
    </style:style>
    <style:style style:name="P2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Times new roman" fo:font-size="14pt" style:font-size-asian="14pt" style:font-name-complex="Times New Roman1"/>
    </style:style>
    <style:style style:name="P2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4pt" style:font-size-asian="14pt" style:font-name-complex="Times New Roman1" style:font-size-complex="14pt"/>
    </style:style>
    <style:style style:name="P2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2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c9211e" style:font-name="Times new roman" fo:font-size="14pt" fo:font-style="italic" style:font-size-asian="14pt" style:font-style-asian="italic" style:font-name-complex="Times New Roman1" style:font-size-complex="14pt"/>
    </style:style>
    <style:style style:name="P30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31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style:font-name="Times new roman" fo:font-size="14pt" style:font-size-asian="14pt" style:font-name-complex="Times New Roman1" style:font-size-complex="14pt"/>
    </style:style>
    <style:style style:name="P32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style:font-name="Times new roman"/>
    </style:style>
    <style:style style:name="P33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fo:color="#c9211e" style:font-name="Times new roman" fo:font-size="14pt" style:font-size-asian="14pt" style:font-name-complex="Times New Roman1" style:font-size-complex="14pt"/>
    </style:style>
    <style:style style:name="P34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35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font-name="Times new roman"/>
    </style:style>
    <style:style style:name="P36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font-name="Times new roman" fo:font-size="14pt" style:font-size-asian="14pt" style:font-name-complex="Times New Roman1" style:font-size-complex="14pt"/>
    </style:style>
    <style:style style:name="P37" style:family="paragraph" style:parent-style-name="Standard">
      <style:paragraph-properties fo:margin-left="0.4917in" fo:margin-right="0in" fo:text-align="justify" style:justify-single-word="false" fo:text-indent="0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38" style:family="paragraph" style:parent-style-name="Standard">
      <style:paragraph-properties fo:margin-left="0.4917in" fo:margin-right="0in" fo:text-align="justify" style:justify-single-word="false" fo:text-indent="0in" style:auto-text-indent="false"/>
      <style:text-properties style:font-name="Times new roman"/>
    </style:style>
    <style:style style:name="P39" style:family="paragraph" style:parent-style-name="Standard">
      <style:paragraph-properties fo:margin-left="0.4917in" fo:margin-right="0in" fo:line-height="100%" fo:text-align="justify" style:justify-single-word="false" fo:text-indent="0in" style:auto-text-indent="false"/>
      <style:text-properties style:font-name="Times new roman"/>
    </style:style>
    <style:style style:name="P40" style:family="paragraph" style:parent-style-name="Standard">
      <style:paragraph-properties fo:margin-left="0.4917in" fo:margin-right="0in" fo:text-align="justify" style:justify-single-word="false" fo:text-indent="0in" style:auto-text-indent="false"/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P41" style:family="paragraph" style:parent-style-name="Standard">
      <style:paragraph-properties fo:margin-left="0.25in" fo:margin-right="0in" fo:text-align="justify" style:justify-single-word="false" fo:text-indent="0.2417in" style:auto-text-indent="false"/>
      <style:text-properties style:font-name="Times new roman"/>
    </style:style>
    <style:style style:name="P42" style:family="paragraph" style:parent-style-name="Standard">
      <style:paragraph-properties fo:margin-left="0.25in" fo:margin-right="0in" fo:text-align="justify" style:justify-single-word="false" fo:text-indent="0.2953in" style:auto-text-indent="false"/>
      <style:text-properties style:font-name="Times new roman"/>
    </style:style>
    <style:style style:name="P43" style:family="paragraph" style:parent-style-name="Standard">
      <style:paragraph-properties fo:margin-left="0.1972in" fo:margin-right="0in" fo:text-align="justify" style:justify-single-word="false" fo:text-indent="0.1965in" style:auto-text-indent="false"/>
      <style:text-properties style:font-name="Times new roman"/>
    </style:style>
    <style:style style:name="P44" style:family="paragraph" style:parent-style-name="Standard">
      <style:paragraph-properties fo:margin-left="0.1972in" fo:margin-right="0in" fo:text-align="justify" style:justify-single-word="false" fo:text-indent="0.2953in" style:auto-text-indent="false"/>
      <style:text-properties style:font-name="Times new roman"/>
    </style:style>
    <style:style style:name="P45" style:family="paragraph" style:parent-style-name="Standard">
      <style:paragraph-properties fo:margin-left="0.1972in" fo:margin-right="0in" fo:text-align="justify" style:justify-single-word="false" fo:text-indent="0.2957in" style:auto-text-indent="false"/>
      <style:text-properties style:font-name="Times new roman" fo:font-size="14pt" style:font-size-asian="14pt" style:font-name-complex="Times New Roman1" style:font-size-complex="14pt"/>
    </style:style>
    <style:style style:name="P46" style:family="paragraph" style:parent-style-name="Standard">
      <style:paragraph-properties fo:margin-left="0.1972in" fo:margin-right="0in" fo:text-align="justify" style:justify-single-word="false" fo:text-indent="0.2957in" style:auto-text-indent="false"/>
      <style:text-properties style:font-name="Times new roman"/>
    </style:style>
    <style:style style:name="P47" style:family="paragraph" style:parent-style-name="Standard">
      <style:paragraph-properties fo:margin-left="0.4917in" fo:margin-right="0in" fo:text-align="justify" style:justify-single-word="false" fo:text-indent="0.2957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48" style:family="paragraph" style:parent-style-name="Standard">
      <style:paragraph-properties fo:margin-left="0.4917in" fo:margin-right="0in" fo:text-align="justify" style:justify-single-word="false" fo:text-indent="0.2957in" style:auto-text-indent="false"/>
      <style:text-properties style:font-name="Times new roman"/>
    </style:style>
    <style:style style:name="P49" style:family="paragraph" style:parent-style-name="Standard">
      <style:paragraph-properties fo:margin-left="0.4917in" fo:margin-right="0in" fo:text-align="justify" style:justify-single-word="false" fo:text-indent="0.198in" style:auto-text-indent="false"/>
      <style:text-properties style:font-name="Times new roman"/>
    </style:style>
    <style:style style:name="P50" style:family="paragraph" style:parent-style-name="Standard">
      <style:paragraph-properties fo:margin-left="0.4917in" fo:margin-right="0in" fo:text-align="justify" style:justify-single-word="false" fo:text-indent="0.4917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51" style:family="paragraph" style:parent-style-name="Standard">
      <style:paragraph-properties fo:margin-left="0.4917in" fo:margin-right="0in" fo:text-align="justify" style:justify-single-word="false" fo:text-indent="0.4917in" style:auto-text-indent="false"/>
      <style:text-properties style:font-name="Times new roman"/>
    </style:style>
    <style:style style:name="P52" style:family="paragraph" style:parent-style-name="Standard">
      <style:paragraph-properties fo:margin-left="0.4925in" fo:margin-right="0in" fo:text-align="justify" style:justify-single-word="false" fo:text-indent="0.4909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53" style:family="paragraph" style:parent-style-name="Standard">
      <style:paragraph-properties fo:margin-left="0.9835in" fo:margin-right="0in" fo:text-align="justify" style:justify-single-word="false" fo:text-indent="0in" style:auto-text-indent="false"/>
      <style:text-properties fo:color="#000000" style:font-name="Times new roman"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P54" style:family="paragraph" style:parent-style-name="Standard">
      <style:paragraph-properties fo:margin-left="0.9835in" fo:margin-right="0in" fo:text-align="justify" style:justify-single-word="false" fo:text-indent="0in" style:auto-text-indent="false"/>
      <style:text-properties style:font-name="Times new roman"/>
    </style:style>
    <style:style style:name="P55" style:family="paragraph" style:parent-style-name="Standard">
      <style:paragraph-properties fo:margin-left="0.7417in" fo:margin-right="0in" fo:text-align="justify" style:justify-single-word="false" fo:text-indent="0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56" style:family="paragraph" style:parent-style-name="Heading_20_3">
      <style:paragraph-properties fo:text-align="justify" style:justify-single-word="false"/>
      <style:text-properties style:font-name="Times new roman" fo:language="en" fo:country="US"/>
    </style:style>
    <style:style style:name="P57" style:family="paragraph" style:parent-style-name="Heading_20_3">
      <style:paragraph-properties fo:text-align="justify" style:justify-single-word="false"/>
      <style:text-properties style:font-name="Times new roman"/>
    </style:style>
    <style:style style:name="P58" style:family="paragraph" style:parent-style-name="Standard">
      <style:paragraph-properties fo:text-align="justify" style:justify-single-word="false" fo:break-before="page"/>
      <style:text-properties style:font-name="Times new roman"/>
    </style:style>
    <style:style style:name="P59" style:family="paragraph" style:parent-style-name="Standard" style:master-page-name="">
      <style:paragraph-properties fo:margin-left="0.5in" fo:margin-right="0in" fo:margin-top="0in" fo:margin-bottom="0.139in" fo:line-height="115%" fo:text-align="justify" style:justify-single-word="false" fo:orphans="2" fo:widows="2" fo:text-indent="0in" style:auto-text-indent="false" style:page-number="auto" fo:background-color="transparent" style:writing-mode="lr-tb">
        <style:background-image/>
      </style:paragraph-properties>
      <style:text-properties style:font-name="Times new roman"/>
    </style:style>
    <style:style style:name="P60" style:family="paragraph" style:parent-style-name="Standard" style:master-page-name="Standard">
      <style:paragraph-properties fo:margin-left="-0.0984in" fo:margin-right="0in" fo:text-align="justify" style:justify-single-word="false" fo:text-indent="0in" style:auto-text-indent="false" style:page-number="auto"/>
      <style:text-properties style:font-name="Times new roman" fo:font-size="18pt" style:font-size-asian="18pt" style:font-name-complex="Times New Roman1" style:font-size-complex="14pt"/>
    </style:style>
    <style:style style:name="P61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color="#000000" style:font-name="Times new roman" fo:font-size="14pt" style:font-size-asian="14pt" style:font-name-complex="Times New Roman1" style:font-size-complex="14pt"/>
    </style:style>
    <style:style style:name="P62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63" style:family="paragraph" style:parent-style-name="Standard">
      <style:paragraph-properties fo:margin-top="0in" fo:margin-bottom="0in" fo:line-height="100%" fo:text-align="center" style:justify-single-word="false" fo:orphans="2" fo:widows="2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6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4pt" fo:font-style="italic" fo:font-weight="normal" style:font-size-asian="14pt" style:font-style-asian="italic" style:font-weight-asian="normal" style:font-name-complex="Times New Roman1" style:font-size-complex="14pt" style:font-weight-complex="normal"/>
    </style:style>
    <style:style style:name="P65" style:family="paragraph" style:parent-style-name="List_20_Paragraph" style:list-style-name="WWNum4">
      <style:paragraph-properties fo:text-align="justify" style:justify-single-word="false"/>
      <style:text-properties style:font-name="Times new roman"/>
    </style:style>
    <style:style style:name="P66" style:family="paragraph" style:parent-style-name="List_20_Paragraph" style:list-style-name="WWNum6">
      <style:paragraph-properties fo:text-align="justify" style:justify-single-word="false"/>
      <style:text-properties style:font-name="Times new roman"/>
    </style:style>
    <style:style style:name="P67" style:family="paragraph" style:parent-style-name="List_20_Paragraph" style:list-style-name="WWNum11">
      <style:paragraph-properties fo:text-align="justify" style:justify-single-word="false"/>
      <style:text-properties style:font-name="Times new roman"/>
    </style:style>
    <style:style style:name="P68" style:family="paragraph" style:parent-style-name="List_20_Paragraph" style:list-style-name="WWNum19">
      <style:paragraph-properties fo:text-align="justify" style:justify-single-word="false"/>
      <style:text-properties style:font-name="Times new roman"/>
    </style:style>
    <style:style style:name="P69" style:family="paragraph" style:parent-style-name="List_20_Paragraph" style:list-style-name="WWNum24">
      <style:paragraph-properties fo:text-align="justify" style:justify-single-word="false"/>
      <style:text-properties style:font-name="Times new roman"/>
    </style:style>
    <style:style style:name="P70" style:family="paragraph" style:parent-style-name="List_20_Paragraph" style:list-style-name="WWNum23">
      <style:paragraph-properties fo:text-align="justify" style:justify-single-word="false"/>
      <style:text-properties style:font-name="Times new roman"/>
    </style:style>
    <style:style style:name="P71" style:family="paragraph" style:parent-style-name="List_20_Paragraph" style:list-style-name="WWNum29">
      <style:paragraph-properties fo:text-align="justify" style:justify-single-word="false"/>
      <style:text-properties style:font-name="Times new roman"/>
    </style:style>
    <style:style style:name="P72" style:family="paragraph" style:parent-style-name="List_20_Paragraph" style:list-style-name="WWNum30">
      <style:paragraph-properties fo:text-align="justify" style:justify-single-word="false"/>
      <style:text-properties style:font-name="Times new roman"/>
    </style:style>
    <style:style style:name="P73" style:family="paragraph" style:parent-style-name="List_20_Paragraph" style:list-style-name="WWNum27">
      <style:paragraph-properties fo:text-align="justify" style:justify-single-word="false"/>
      <style:text-properties style:font-name="Times new roman"/>
    </style:style>
    <style:style style:name="P74" style:family="paragraph" style:parent-style-name="List_20_Paragraph" style:list-style-name="WWNum28">
      <style:paragraph-properties fo:text-align="justify" style:justify-single-word="false"/>
      <style:text-properties style:font-name="Times new roman"/>
    </style:style>
    <style:style style:name="P75" style:family="paragraph" style:parent-style-name="List_20_Paragraph" style:list-style-name="WWNum20">
      <style:paragraph-properties fo:text-align="justify" style:justify-single-word="false"/>
      <style:text-properties style:font-name="Times new roman"/>
    </style:style>
    <style:style style:name="P76" style:family="paragraph" style:parent-style-name="List_20_Paragraph" style:list-style-name="WWNum21">
      <style:paragraph-properties fo:text-align="justify" style:justify-single-word="false"/>
      <style:text-properties style:font-name="Times new roman"/>
    </style:style>
    <style:style style:name="P77" style:family="paragraph" style:parent-style-name="List_20_Paragraph" style:list-style-name="WWNum26">
      <style:paragraph-properties fo:text-align="justify" style:justify-single-word="false"/>
      <style:text-properties style:font-name="Times new roman"/>
    </style:style>
    <style:style style:name="P78" style:family="paragraph" style:parent-style-name="List_20_Paragraph" style:list-style-name="WWNum31">
      <style:paragraph-properties fo:text-align="justify" style:justify-single-word="false"/>
      <style:text-properties style:font-name="Times new roman"/>
    </style:style>
    <style:style style:name="P79" style:family="paragraph" style:parent-style-name="List_20_Paragraph" style:list-style-name="WWNum32">
      <style:paragraph-properties fo:text-align="justify" style:justify-single-word="false"/>
      <style:text-properties style:font-name="Times new roman"/>
    </style:style>
    <style:style style:name="P80" style:family="paragraph" style:parent-style-name="List_20_Paragraph" style:list-style-name="WWNum4">
      <style:paragraph-properties fo:text-align="justify" style:justify-single-word="false"/>
      <style:text-properties style:font-name="Times new roman" fo:font-size="18pt" style:font-size-asian="18pt" style:font-name-complex="Times New Roman1" style:font-size-complex="14pt"/>
    </style:style>
    <style:style style:name="P81" style:family="paragraph" style:parent-style-name="List_20_Paragraph" style:list-style-name="WWNum6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82" style:family="paragraph" style:parent-style-name="List_20_Paragraph" style:list-style-name="WWNum11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83" style:family="paragraph" style:parent-style-name="List_20_Paragraph" style:list-style-name="WWNum19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84" style:family="paragraph" style:parent-style-name="List_20_Paragraph" style:list-style-name="WWNum29">
      <style:paragraph-properties fo:text-align="justify" style:justify-single-word="false"/>
      <style:text-properties style:font-name="Times new roman" fo:font-size="14pt" style:font-size-asian="14pt" style:font-name-complex="Times New Roman1"/>
    </style:style>
    <style:style style:name="P85" style:family="paragraph" style:parent-style-name="List_20_Paragraph" style:list-style-name="WWNum30">
      <style:paragraph-properties fo:text-align="justify" style:justify-single-word="false"/>
      <style:text-properties style:font-name="Times new roman" fo:font-size="14pt" style:font-size-asian="14pt" style:font-name-complex="Times New Roman1"/>
    </style:style>
    <style:style style:name="P86" style:family="paragraph" style:parent-style-name="List_20_Paragraph" style:list-style-name="WWNum27">
      <style:paragraph-properties fo:text-align="justify" style:justify-single-word="false"/>
      <style:text-properties style:font-name="Times new roman" fo:font-size="14pt" style:font-size-asian="14pt" style:font-name-complex="Times New Roman1"/>
    </style:style>
    <style:style style:name="P87" style:family="paragraph" style:parent-style-name="List_20_Paragraph" style:list-style-name="WWNum28">
      <style:paragraph-properties fo:text-align="justify" style:justify-single-word="false"/>
      <style:text-properties style:font-name="Times new roman" fo:font-size="14pt" style:font-size-asian="14pt" style:font-name-complex="Times New Roman1"/>
    </style:style>
    <style:style style:name="P88" style:family="paragraph" style:parent-style-name="List_20_Paragraph" style:list-style-name="WWNum19">
      <style:paragraph-properties fo:text-align="justify" style:justify-single-word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89" style:family="paragraph" style:parent-style-name="List_20_Paragraph" style:list-style-name="WWNum29">
      <style:paragraph-properties fo:text-align="justify" style:justify-single-word="false"/>
      <style:text-properties style:font-name="Times new roman" fo:font-size="14pt" fo:language="en" fo:country="US" style:font-size-asian="14pt" style:font-name-complex="Times New Roman1"/>
    </style:style>
    <style:style style:name="P90" style:family="paragraph" style:parent-style-name="List_20_Paragraph" style:list-style-name="WWNum27">
      <style:paragraph-properties fo:text-align="justify" style:justify-single-word="false"/>
      <style:text-properties style:font-name="Times new roman" fo:font-size="14pt" fo:language="en" fo:country="US" style:font-size-asian="14pt" style:font-name-complex="Times New Roman1"/>
    </style:style>
    <style:style style:name="P91" style:family="paragraph" style:parent-style-name="List_20_Paragraph" style:list-style-name="WWNum19">
      <style:paragraph-properties fo:text-align="justify" style:justify-single-word="false"/>
      <style:text-properties fo:color="#c9211e" style:font-name="Times new roman"/>
    </style:style>
    <style:style style:name="P92" style:family="paragraph" style:parent-style-name="List_20_Paragraph" style:list-style-name="WWNum20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93" style:family="paragraph" style:parent-style-name="List_20_Paragraph" style:list-style-name="WWNum26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94" style:family="paragraph" style:parent-style-name="List_20_Paragraph" style:list-style-name="WWNum31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95" style:family="paragraph" style:parent-style-name="List_20_Paragraph" style:list-style-name="WWNum32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96" style:family="paragraph" style:parent-style-name="List_20_Paragraph">
      <style:paragraph-properties fo:margin-left="0.25in" fo:margin-right="0in" fo:text-align="justify" style:justify-single-word="false" fo:text-indent="0in" style:auto-text-indent="false"/>
      <style:text-properties style:font-name="Times new roman" fo:font-style="italic" style:font-style-asian="italic" style:font-name-complex="Times New Roman1" style:font-size-complex="14pt"/>
    </style:style>
    <style:style style:name="P97" style:family="paragraph" style:parent-style-name="List_20_Paragraph" style:list-style-name="WWNum19">
      <style:paragraph-properties fo:margin-left="0in" fo:margin-right="0in" fo:text-align="justify" style:justify-single-word="false" fo:text-indent="0in" style:auto-text-indent="false"/>
      <style:text-properties style:font-name="Times new roman"/>
    </style:style>
    <style:style style:name="P98" style:family="paragraph" style:parent-style-name="List_20_Paragraph">
      <style:paragraph-properties fo:margin-left="0.55in" fo:margin-right="0in" fo:text-align="justify" style:justify-single-word="false" fo:text-indent="0in" style:auto-text-indent="false"/>
      <style:text-properties style:font-name="Times new roman"/>
    </style:style>
    <style:style style:name="P99" style:family="paragraph" style:parent-style-name="List_20_Paragraph">
      <style:paragraph-properties fo:margin-left="1.2417in" fo:margin-right="0in" fo:text-align="justify" style:justify-single-word="false" fo:text-indent="0in" style:auto-text-indent="false"/>
      <style:text-properties style:font-name="Times new roman"/>
    </style:style>
    <style:style style:name="P100" style:family="paragraph" style:parent-style-name="List_20_Paragraph">
      <style:paragraph-properties fo:margin-left="1.2417in" fo:margin-right="0in" fo:text-align="justify" style:justify-single-word="false" fo:text-indent="0in" style:auto-text-indent="false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T1" style:family="text">
      <style:text-properties fo:color="#ff0000" fo:font-size="14pt" fo:language="en" fo:country="US" fo:font-weight="bold" style:font-size-asian="14pt" style:font-weight-asian="bold" style:font-name-complex="Times New Roman1" style:font-size-complex="14pt" loext:opacity="100%"/>
    </style:style>
    <style:style style:name="T2" style:family="text">
      <style:text-properties fo:color="#ff0000" fo:font-size="14pt" fo:font-weight="bold" style:font-size-asian="14pt" style:font-weight-asian="bold" style:font-name-complex="Times New Roman1" style:font-size-complex="14pt" loext:opacity="100%"/>
    </style:style>
    <style:style style:name="T3" style:family="text">
      <style:text-properties fo:color="#ff0000" fo:font-size="14pt" fo:font-style="italic" style:font-size-asian="14pt" style:font-style-asian="italic" style:font-name-complex="Times New Roman1" style:font-size-complex="14pt" loext:opacity="100%"/>
    </style:style>
    <style:style style:name="T4" style:family="text">
      <style:text-properties fo:color="#ff0000" fo:font-size="14pt" fo:font-style="italic" fo:font-weight="bold" style:font-size-asian="14pt" style:font-style-asian="italic" style:font-weight-asian="bold" style:font-name-complex="Times New Roman1" style:font-size-complex="14pt" loext:opacity="100%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name-complex="Times New Roman1"/>
    </style:style>
    <style:style style:name="T7" style:family="text">
      <style:text-properties fo:language="ru" fo:country="RU"/>
    </style:style>
    <style:style style:name="T8" style:family="text">
      <style:text-properties fo:color="#c00000" fo:font-size="14pt" style:text-underline-style="wave" style:text-underline-width="auto" style:text-underline-color="font-color" style:font-size-asian="14pt" style:font-name-complex="Times New Roman1" style:font-size-complex="14pt" loext:opacity="100%"/>
    </style:style>
    <style:style style:name="T9" style:family="text">
      <style:text-properties fo:color="#c00000" fo:font-size="14pt" fo:language="en" fo:country="US" style:text-underline-style="wave" style:text-underline-width="auto" style:text-underline-color="font-color" style:font-size-asian="14pt" style:font-name-complex="Times New Roman1" style:font-size-complex="14pt" loext:opacity="100%"/>
    </style:style>
    <style:style style:name="T10" style:family="text">
      <style:text-properties fo:color="#000000" fo:font-size="14pt" fo:font-style="italic" style:font-size-asian="14pt" style:font-style-asian="italic" style:font-name-complex="Times New Roman1" style:font-size-complex="14pt" loext:opacity="100%"/>
    </style:style>
    <style:style style:name="T11" style:family="text">
      <style:text-properties fo:color="#000000" fo:font-size="14pt" fo:font-style="italic" fo:font-weight="bold" style:font-size-asian="14pt" style:font-style-asian="italic" style:font-weight-asian="bold" style:font-name-complex="Times New Roman1" style:font-size-complex="14pt" loext:opacity="100%"/>
    </style:style>
    <style:style style:name="T12" style:family="text">
      <style:text-properties fo:color="#000000" fo:font-size="14pt" fo:language="en" fo:country="US" fo:font-style="italic" style:font-size-asian="14pt" style:font-style-asian="italic" style:font-name-complex="Times New Roman1" style:font-size-complex="14pt" loext:opacity="100%"/>
    </style:style>
    <style:style style:name="T13" style:family="text">
      <style:text-properties fo:color="#c9211e" loext:opacity="100%"/>
    </style:style>
    <style:style style:name="T14" style:family="text">
      <style:text-properties fo:font-size="18pt" style:font-size-asian="18pt" style:font-name-complex="Times New Roman1" style:font-size-complex="14pt"/>
    </style:style>
    <style:style style:name="T15" style:family="text">
      <style:text-properties fo:font-size="18pt" fo:language="en" fo:country="US" style:font-size-asian="18pt" style:font-name-complex="Times New Roman1" style:font-size-complex="14pt"/>
    </style:style>
    <style:style style:name="T16" style:family="text">
      <style:text-properties style:font-name-complex="Times New Roman1"/>
    </style:style>
    <style:style style:name="T17" style:family="text">
      <style:text-properties fo:font-size="14pt" style:font-size-asian="14pt" style:font-name-complex="Times New Roman1"/>
    </style:style>
    <style:style style:name="T18" style:family="text">
      <style:text-properties fo:font-size="14pt" style:font-size-asian="14pt" style:font-name-complex="Times New Roman1" style:font-size-complex="14pt"/>
    </style:style>
    <style:style style:name="T19" style:family="text">
      <style:text-properties fo:font-size="14pt" fo:language="en" fo:country="US" style:font-size-asian="14pt" style:font-name-complex="Times New Roman1"/>
    </style:style>
    <style:style style:name="T20" style:family="text">
      <style:text-properties fo:font-size="14pt" fo:language="en" fo:country="US" style:font-size-asian="14pt" style:font-name-complex="Times New Roman1" style:font-size-complex="14pt"/>
    </style:style>
    <style:style style:name="T21" style:family="text">
      <style:text-properties fo:font-size="14pt" fo:language="en" fo:country="US" fo:font-style="italic" style:font-size-asian="14pt" style:font-style-asian="italic" style:font-name-complex="Times New Roman1" style:font-size-complex="14pt"/>
    </style:style>
    <style:style style:name="T22" style:family="text">
      <style:text-properties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T23" style:family="text">
      <style:text-properties fo:font-size="14pt" fo:font-style="italic" style:font-size-asian="14pt" style:font-style-asian="italic" style:font-name-complex="Times New Roman1" style:font-size-complex="14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.1252in" fo:margin-right="0.1252in" fo:margin-top="0in" fo:margin-bottom="0in" style:wrap="parallel" style:number-wrapped-paragraphs="no-limit" style:vertical-pos="from-top" style:vertical-rel="paragraph" style:horizontal-pos="from-left" style:horizontal-rel="paragraph" fo:padding="0in" fo:border="none" draw:wrap-influence-on-position="once-concurrent" loext:allow-overlap="true">
        <style:columns fo:column-count="1" fo:column-gap="0in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План развития.</text:p>
      <text:p text:style-name="P18"><text:span text:style-name="T14">Процессорное устройство </text:span><text:span text:style-name="T15">SMP</text:span><text:span text:style-name="T14">(</text:span><text:span text:style-name="T15">Simple</text:span><text:span text:style-name="T14"> </text:span><text:span text:style-name="T15">MultiProcessor</text:span><text:span text:style-name="T14">).</text:span></text:p>
      <text:list xml:id="list8501333239465230676" text:style-name="WWNum4">
        <text:list-item>
          <text:p text:style-name="P65"><text:span text:style-name="T14">Модель многоядерного процессора.(</text:span><text:span text:style-name="T15">Verilog</text:span><text:span text:style-name="T14">/</text:span><text:span text:style-name="T15">System</text:span><text:span text:style-name="T14"> </text:span><text:span text:style-name="T15">Verilog</text:span><text:span text:style-name="T14">)</text:span></text:p>
        </text:list-item>
        <text:list-item>
          <text:p text:style-name="P65"><text:span text:style-name="T14">Ассемблер. (</text:span><text:span text:style-name="T15">C</text:span><text:span text:style-name="T14">++)</text:span></text:p>
        </text:list-item>
        <text:list-item>
          <text:p text:style-name="P80">Компилятор с языка высокого уровня. (С++)</text:p>
        </text:list-item>
        <text:list-item>
          <text:p text:style-name="P80">Эмулятор. (С++)</text:p>
        </text:list-item>
      </text:list>
      <text:list xml:id="list2867526013591143561" text:style-name="WWNum19">
        <text:list-item>
          <text:p text:style-name="P96">(В скобках указаны технологии реализации)</text:p>
        </text:list-item>
      </text:list>
      <text:h text:style-name="P8" text:outline-level="1"><text:span text:style-name="T6">Verilog</text:span><text:span text:style-name="T16">-модель многоядерного процессора</text:span><text:bookmark text:name="_GoBack"/><text:span text:style-name="T16">.</text:span></text:h>
      <text:p text:style-name="P20"><text:tab/></text:p>
      <text:p text:style-name="P31">Этапы разработки</text:p>
      <text:list xml:id="list7885738225470430476" text:style-name="WWNum6">
        <text:list-item>
          <text:p text:style-name="P66"><text:span text:style-name="T18">Разработка </text:span><text:span text:style-name="T20">ISA.</text:span></text:p>
        </text:list-item>
        <text:list-item>
          <text:p text:style-name="P81">Разработка Микроархитектуры вычислительного ядра.</text:p>
        </text:list-item>
        <text:list-item>
          <text:p text:style-name="P81">Разработка Модели взаимодействия ядер между собой и памятью.</text:p>
        </text:list-item>
        <text:list-item>
          <text:p text:style-name="P66"><text:span text:style-name="T18">Разработка и верификация </text:span><text:span text:style-name="T20">Verilog</text:span><text:span text:style-name="T18">-модели.</text:span></text:p>
        </text:list-item>
      </text:list>
      <text:h text:style-name="P9" text:outline-level="1">Ассемблер.</text:h>
      <text:p text:style-name="P20"/>
      <text:p text:style-name="P32"><text:span text:style-name="T18">Ассемблер для архитектуры </text:span><text:span text:style-name="T20">SMP</text:span><text:span text:style-name="T18">, предполагается реализовывать на ЯП </text:span><text:span text:style-name="T20">C</text:span><text:span text:style-name="T18">++. Ассемблирование должно происходить в 2 этапа:</text:span></text:p>
      <text:list xml:id="list4337665906374567743" text:style-name="WWNum11">
        <text:list-item>
          <text:p text:style-name="P82">Препроцессинг</text:p>
          <text:list>
            <text:list-item>
              <text:p text:style-name="P67"><text:span text:style-name="T18">Разрешение директив</text:span><text:span text:style-name="T20"> #define</text:span><text:span text:style-name="T18">.</text:span></text:p>
            </text:list-item>
            <text:list-item>
              <text:p text:style-name="P67"><text:span text:style-name="T18">Подстановка файлов из директив #</text:span><text:span text:style-name="T20">include</text:span><text:span text:style-name="T18">.</text:span></text:p>
            </text:list-item>
            <text:list-item>
              <text:p text:style-name="P82">Замена всех меток на непосредственные адреса.</text:p>
            </text:list-item>
          </text:list>
        </text:list-item>
        <text:list-item>
          <text:p text:style-name="P82">Кодогенерация</text:p>
          <text:list>
            <text:list-item>
              <text:p text:style-name="P82"><text:s/>Построчный перевод ассемблерных инструкция в бинарное представление.</text:p>
            </text:list-item>
          </text:list>
        </text:list-item>
      </text:list>
      <text:h text:style-name="P9" text:outline-level="1"><text:soft-page-break/>Компилятор</text:h>
      <text:p text:style-name="P20"/>
      <text:p text:style-name="P32"><text:span text:style-name="T18">Компилятор должен переводить код с языка высокого уровня на язык ассемблера </text:span><text:span text:style-name="T20">SMP</text:span><text:span text:style-name="T18">. (</text:span><text:span text:style-name="T20">Pascal</text:span><text:span text:style-name="T18">, </text:span><text:span text:style-name="T20">Oberon</text:span><text:span text:style-name="T18">, </text:span><text:span text:style-name="T20">Python</text:span><text:span text:style-name="T18">).</text:span></text:p>
      <text:p text:style-name="P31"/>
      <text:h text:style-name="P8" text:outline-level="1"><text:span text:style-name="T6">ISA</text:span><text:span text:style-name="T16">.</text:span></text:h>
      <text:p text:style-name="P20"/>
      <text:p text:style-name="P32"><text:span text:style-name="T20">ISA</text:span><text:span text:style-name="T18"> </text:span><text:span text:style-name="T20">SMP</text:span><text:span text:style-name="T18"> должна базироваться на </text:span><text:span text:style-name="T20">ARM</text:span><text:span text:style-name="T18">|</text:span><text:span text:style-name="T20">MIPS</text:span><text:span text:style-name="T18">. Но она должна содержать специальные команды для управлением </text:span><text:span text:style-name="T20">L</text:span><text:span text:style-name="T18">1</text:span><text:span text:style-name="T20">C</text:span><text:span text:style-name="T18">$, </text:span><text:span text:style-name="T20">L</text:span><text:span text:style-name="T18">1</text:span><text:span text:style-name="T20">D</text:span><text:span text:style-name="T18">$, а также для взаимодействия ядер.</text:span></text:p>
      <text:p text:style-name="P32"><text:span text:style-name="T18">Адресация памяти: по 2</text:span><text:span text:style-name="T20">xC</text:span><text:span text:style-name="T18">ловам (64 бита).</text:span></text:p>
      <text:p text:style-name="P20"/>
      <text:h text:style-name="P13" text:outline-level="2">Регистры</text:h>
      <text:p text:style-name="P31"/>
      <text:p text:style-name="P31">Набор регистров:</text:p>
      <text:p text:style-name="P31">Регистры общего назначения:</text:p>
      <text:p text:style-name="P32"><text:span text:style-name="T20">R</text:span><text:span text:style-name="T18">0 – </text:span><text:span text:style-name="T20">R</text:span><text:span text:style-name="T18">63 ; 64х разрядные регистры общего назначения.</text:span></text:p>
      <text:p text:style-name="P33">Регистр R0 — всегда равен 0, запись в него возможна, но она не меняет <text:tab/>состояние этого регистра.</text:p>
      <text:p text:style-name="P32"><text:span text:style-name="T20">PC</text:span><text:span text:style-name="T18">; Указатель текущей инструкции</text:span></text:p>
      <text:p text:style-name="P32"><text:span text:style-name="T20">FLR</text:span><text:span text:style-name="T18"> ; 64х разрядный регистр флагов. </text:span></text:p>
      <text:p text:style-name="P35"><text:span text:style-name="T18">[0] – </text:span><text:span text:style-name="T20">Invalid</text:span><text:span text:style-name="T18"> </text:span><text:span text:style-name="T20">Value</text:span></text:p>
      <text:p text:style-name="P35"><text:span text:style-name="T18">[1] – </text:span><text:span text:style-name="T20">N</text:span><text:span text:style-name="T18"> – отрицательный результат</text:span></text:p>
      <text:p text:style-name="P35"><text:span text:style-name="T18">[2] – </text:span><text:span text:style-name="T20">Z</text:span><text:span text:style-name="T18"> – нулевой результат</text:span></text:p>
      <text:p text:style-name="P35"><text:span text:style-name="T18">[3] – </text:span><text:span text:style-name="T20">C</text:span><text:span text:style-name="T18"> – перенос</text:span></text:p>
      <text:p text:style-name="P38"><text:span text:style-name="T18">[4] – </text:span><text:span text:style-name="T20">V</text:span><text:span text:style-name="T18"> – переполнение<text:tab/></text:span></text:p>
      <text:p text:style-name="P35"><text:span text:style-name="T18">[5] – </text:span><text:span text:style-name="T20">Master</text:span><text:span text:style-name="T18"> </text:span><text:span text:style-name="T20">Core</text:span><text:span text:style-name="T18"> – исполнение на </text:span><text:span text:style-name="T20">Master</text:span><text:span text:style-name="T18"> </text:span><text:span text:style-name="T20">core</text:span><text:span text:style-name="T18">.</text:span></text:p>
      <text:p text:style-name="P35"><text:span text:style-name="T20">[6] – </text:span><text:span text:style-name="T18">Признак обработчика исключения</text:span></text:p>
      <text:p text:style-name="P61">[7] — Флаг блокировки прерываний</text:p>
      <text:p text:style-name="P35"><text:soft-page-break/><text:span text:style-name="T18">[8-63] – </text:span><text:span text:style-name="T20">reserved</text:span></text:p>
      <text:p text:style-name="P32"><text:span text:style-name="T20">INR</text:span><text:span text:style-name="T18">; Регистр номеров прерываний. Всего в системе может быть, не более 64 видов прерываний. Приоритеты определяются порядком бит в регистре, т.е если установлен 0й и 43й бит, то будет обработано сначала 0е прерывание, а затем 43е.</text:span></text:p>
      <text:p text:style-name="P32"><text:span text:style-name="T18">Существует команда (</text:span><text:span text:style-name="T20">INT</text:span><text:span text:style-name="T18">) установки программных прерываний, т.е инструкция устанавливает соответствующий бит в </text:span><text:span text:style-name="T20">INR</text:span><text:span text:style-name="T18">, а на следующем такте уже </text:span><text:span text:style-name="T18">предается управление обработчику прерывания, при передаче управления адрес следующей инструкции, основной программы <text:s/>сохраняется в регистре </text:span><text:span text:style-name="T20">R</text:span><text:span text:style-name="T18">1.</text:span></text:p>
      <text:p text:style-name="P32"><text:span text:style-name="T18">Адреса обработчиков хранятся в регистрах </text:span><text:span text:style-name="T20">IAD</text:span><text:span text:style-name="T18">0 – </text:span><text:span text:style-name="T20">IAD</text:span><text:span text:style-name="T18">63, это 56-битные регистры, доступные для записи специальной командой(</text:span><text:span text:style-name="T20">SIN</text:span><text:span text:style-name="T18">).</text:span></text:p>
      <text:p text:style-name="P31"/>
      <text:h text:style-name="P13" text:outline-level="2">Набор команд.</text:h>
      <text:p text:style-name="P20"/>
      <text:p text:style-name="P32"><text:span text:style-name="T18">Все инструкции имеют условное исполнение, в зависимости от флагов. Все арифметические команды могут влиять на флаги в регистре </text:span><text:span text:style-name="T20">FLR</text:span><text:span text:style-name="T18">. Инструкции, так-же имеют возможность не влиять на регистр флагов. </text:span><text:span text:style-name="T20">SIMD </text:span><text:span text:style-name="T18">инструкции на регистр флагов не влияют.</text:span></text:p>
      <text:list xml:id="list1839440123" text:continue-list="list2867526013591143561" text:style-name="WWNum19">
        <text:list-header>
          <text:p text:style-name="P97"><text:span text:style-name="T18">1<text:tab/></text:span><text:span text:style-name="T18">Арифметические команды: </text:span><text:span text:style-name="T20">sizeof</text:span><text:span text:style-name="T18">(</text:span><text:span text:style-name="T20">imm</text:span><text:span text:style-name="T18">) = 32бит.</text:span></text:p>
          <text:list>
            <text:list-item>
              <text:p text:style-name="P68"><text:span text:style-name="T18"><text:s/><text:tab/></text:span><text:span text:style-name="T20">AND<text:tab/><text:tab/>Rd, Rn, Rm/imm</text:span></text:p>
            </text:list-item>
            <text:list-item>
              <text:p text:style-name="P68"><text:span text:style-name="T20"><text:s/><text:tab/>EOR</text:span><text:span text:style-name="T18"> <text:tab/><text:tab/></text:span><text:span text:style-name="T20">Rd</text:span><text:span text:style-name="T18">, </text:span><text:span text:style-name="T20">Rn</text:span><text:span text:style-name="T18">, </text:span><text:span text:style-name="T20">Rm</text:span><text:span text:style-name="T18">/</text:span><text:span text:style-name="T20">imm</text:span></text:p>
            </text:list-item>
            <text:list-item>
              <text:p text:style-name="P68"><text:span text:style-name="T18"><text:s/><text:tab/></text:span><text:span text:style-name="T20">ORR</text:span><text:span text:style-name="T18"><text:tab/><text:tab/></text:span><text:span text:style-name="T20">Rd</text:span><text:span text:style-name="T18">, </text:span><text:span text:style-name="T20">Rn</text:span><text:span text:style-name="T18">, </text:span><text:span text:style-name="T20">Rm</text:span><text:span text:style-name="T18">/</text:span><text:span text:style-name="T20">imm</text:span></text:p>
            </text:list-item>
            <text:list-item>
              <text:p text:style-name="P68"><text:span text:style-name="T18"><text:s/><text:tab/></text:span><text:span text:style-name="T20">TST</text:span><text:span text:style-name="T18"> <text:tab/><text:tab/></text:span><text:span text:style-name="T20">Rd</text:span><text:span text:style-name="T18">, </text:span><text:span text:style-name="T20">Rn</text:span><text:span text:style-name="T18">, </text:span><text:span text:style-name="T20">Rm</text:span><text:span text:style-name="T18">/</text:span><text:span text:style-name="T20">imm</text:span><text:span text:style-name="T18"> – Всегда влияет </text:span><text:span text:style-name="T20">FLR</text:span></text:p>
            </text:list-item>
            <text:list-item>
              <text:p text:style-name="P68"><text:span text:style-name="T18"><text:s/><text:tab/></text:span><text:span text:style-name="T20">TEQ</text:span><text:span text:style-name="T18"> <text:tab/><text:tab/></text:span><text:span text:style-name="T20">Rd</text:span><text:span text:style-name="T18">, </text:span><text:span text:style-name="T20">Rn</text:span><text:span text:style-name="T18">, </text:span><text:span text:style-name="T20">Rm</text:span><text:span text:style-name="T18">/</text:span><text:span text:style-name="T20">imm</text:span><text:span text:style-name="T18"> – Всегда влияет </text:span><text:span text:style-name="T20">FLR</text:span></text:p>
            </text:list-item>
            <text:list-item>
              <text:p text:style-name="P68"><text:span text:style-name="T18"><text:s/><text:tab/></text:span><text:span text:style-name="T20">CMP</text:span><text:span text:style-name="T18"> <text:tab/><text:tab/></text:span><text:span text:style-name="T20">Rd</text:span><text:span text:style-name="T18">, </text:span><text:span text:style-name="T20">Rn</text:span><text:span text:style-name="T18">, </text:span><text:span text:style-name="T20">Rm</text:span><text:span text:style-name="T18">/</text:span><text:span text:style-name="T20">imm</text:span><text:span text:style-name="T18"> – Всегда влияет </text:span><text:span text:style-name="T20">FLR</text:span></text:p>
            </text:list-item>
            <text:list-item>
              <text:p text:style-name="P68"><text:span text:style-name="T18"><text:s/><text:tab/></text:span><text:span text:style-name="T20">CMN <text:tab/>Rd, Rn, Rm/imm – Всегда влияет FLR</text:span></text:p>
            </text:list-item>
            <text:list-item>
              <text:p text:style-name="P68"><text:span text:style-name="T20"><text:s/><text:tab/>ADD </text:span><text:span text:style-name="T18"><text:tab/></text:span><text:span text:style-name="T20"><text:tab/>Rd, Rn, Rm/imm</text:span></text:p>
            </text:list-item>
            <text:list-item>
              <text:p text:style-name="P88"><text:s/><text:tab/>SUB <text:tab/><text:tab/>Rd, Rn, Rm/imm</text:p>
            </text:list-item>
            <text:list-item>
              <text:p text:style-name="P88">ADC<text:tab/><text:tab/>Rd, Rn, Rm/imm</text:p>
            </text:list-item>
            <text:list-item>
              <text:p text:style-name="P68"><text:span text:style-name="T20">RSB</text:span><text:span text:style-name="T18"> <text:tab/><text:tab/></text:span><text:span text:style-name="T20">Rd</text:span><text:span text:style-name="T18">, </text:span><text:span text:style-name="T20">Rn</text:span><text:span text:style-name="T18">, </text:span><text:span text:style-name="T20">Rm</text:span><text:span text:style-name="T18">/</text:span><text:span text:style-name="T20">imm</text:span><text:span text:style-name="T18"> - инвертированное вычитание с переносом</text:span></text:p>
            </text:list-item>
            <text:list-item>
              <text:p text:style-name="P68"><text:span text:style-name="T20">SBC</text:span><text:span text:style-name="T18"> <text:tab/><text:tab/></text:span><text:span text:style-name="T20">Rd</text:span><text:span text:style-name="T18">, </text:span><text:span text:style-name="T20">Rn</text:span><text:span text:style-name="T18">, </text:span><text:span text:style-name="T20">Rm</text:span><text:span text:style-name="T18">/</text:span><text:span text:style-name="T20">imm</text:span><text:span text:style-name="T18"> - инвертированное вычитание </text:span></text:p>
            </text:list-item>
            <text:list-item>
              <text:p text:style-name="P68"><text:soft-page-break/><text:span text:style-name="T20">MVN</text:span><text:span text:style-name="T18"> <text:tab/></text:span><text:span text:style-name="T20">Rd</text:span><text:span text:style-name="T18">, </text:span><text:span text:style-name="T20">Rn</text:span><text:span text:style-name="T18">, </text:span><text:span text:style-name="T20">Rm</text:span><text:span text:style-name="T18">/</text:span><text:span text:style-name="T20">imm</text:span><text:span text:style-name="T18"> – поразрядное НЕ</text:span></text:p>
            </text:list-item>
            <text:list-item>
              <text:p text:style-name="P88">LSL <text:tab/><text:tab/>Rd, Rn, Rm/imm</text:p>
            </text:list-item>
            <text:list-item>
              <text:p text:style-name="P88">LSR <text:tab/><text:tab/>Rd, Rn, Rm/imm</text:p>
            </text:list-item>
            <text:list-item>
              <text:p text:style-name="P88">ASR <text:tab/><text:tab/>Rd, Rn, Rm/imm</text:p>
            </text:list-item>
            <text:list-item>
              <text:p text:style-name="P88">RRX<text:tab/><text:tab/>Rd, Rn, Rm/imm</text:p>
            </text:list-item>
            <text:list-item>
              <text:p text:style-name="P88">ROR <text:tab/><text:tab/>Rd, Rn, Rm/imm</text:p>
            </text:list-item>
            <text:list-item>
              <text:p text:style-name="P68"><text:span text:style-name="T20">BSWP</text:span><text:span text:style-name="T18"> <text:tab/></text:span><text:span text:style-name="T20">Rd</text:span><text:span text:style-name="T18"><text:tab/>;Изменение порядка байт в двойном слове из </text:span><text:span text:style-name="T20">Rd</text:span><text:span text:style-name="T18">, на противоположный; </text:span><text:span text:style-name="T18">Никогда </text:span><text:span text:style-name="T18">Н</text:span><text:span text:style-name="T18">Е</text:span><text:span text:style-name="T18"> влияет на регистр флагов.</text:span></text:p>
            </text:list-item>
            <text:list-item>
              <text:p text:style-name="P68"><text:span text:style-name="T20">SWR</text:span><text:span text:style-name="T18"> <text:tab/><text:tab/></text:span><text:span text:style-name="T20">Rd</text:span><text:span text:style-name="T18">, </text:span><text:span text:style-name="T20">Rn</text:span><text:span text:style-name="T18"><text:tab/>;Обмен значений регистров</text:span><text:span text:style-name="T18">; Никогда НЕ влияет на регистр флагов</text:span></text:p>
            </text:list-item>
          </text:list>
          <text:p text:style-name="P98"><text:span text:style-name="T1">SIMD </text:span><text:span text:style-name="T2">Инструкции.</text:span></text:p>
          <text:list text:continue-numbering="true">
            <text:list-item>
              <text:p text:style-name="P68"><text:span text:style-name="T20">UADDPB</text:span><text:span text:style-name="T18"><text:tab/></text:span><text:span text:style-name="T20">Rd</text:span><text:span text:style-name="T18">, </text:span><text:span text:style-name="T20">Rn</text:span><text:span text:style-name="T18">, </text:span><text:span text:style-name="T20">Rm</text:span><text:span text:style-name="T18">/</text:span><text:span text:style-name="T20">imm</text:span><text:span text:style-name="T18"><text:tab/>;Беззнаковое сложение упакованных байт.</text:span></text:p>
            </text:list-item>
            <text:list-item>
              <text:p text:style-name="P68"><text:span text:style-name="T20">UADDPH</text:span><text:span text:style-name="T18"><text:tab/></text:span><text:span text:style-name="T20">Rd</text:span><text:span text:style-name="T18">, </text:span><text:span text:style-name="T20">Rn</text:span><text:span text:style-name="T18">, </text:span><text:span text:style-name="T20">Rm</text:span><text:span text:style-name="T18">/</text:span><text:span text:style-name="T20">imm</text:span><text:span text:style-name="T18"><text:tab/>;Беззнаковое сложение упакованных полуслов.</text:span></text:p>
            </text:list-item>
            <text:list-item>
              <text:p text:style-name="P68"><text:span text:style-name="T20">UADDPW</text:span><text:span text:style-name="T18"> <text:tab/></text:span><text:span text:style-name="T20">Rd</text:span><text:span text:style-name="T18">, </text:span><text:span text:style-name="T20">Rn</text:span><text:span text:style-name="T18">, </text:span><text:span text:style-name="T20">Rm</text:span><text:span text:style-name="T18">/</text:span><text:span text:style-name="T20">imm</text:span><text:span text:style-name="T18"><text:tab/>;Беззнаковое сложение упакованных слов.</text:span></text:p>
            </text:list-item>
            <text:list-item>
              <text:p text:style-name="P68"><text:span text:style-name="T20">SADDPB</text:span><text:span text:style-name="T18"><text:tab/></text:span><text:span text:style-name="T20">Rd</text:span><text:span text:style-name="T18">, </text:span><text:span text:style-name="T20">Rn</text:span><text:span text:style-name="T18">, </text:span><text:span text:style-name="T20">Rm</text:span><text:span text:style-name="T18">/</text:span><text:span text:style-name="T20">imm</text:span><text:span text:style-name="T18"><text:tab/>;Знаковое сложение упакованных байт.</text:span></text:p>
            </text:list-item>
            <text:list-item>
              <text:p text:style-name="P68"><text:span text:style-name="T20">SADDPH</text:span><text:span text:style-name="T18"><text:tab/></text:span><text:span text:style-name="T20">Rd</text:span><text:span text:style-name="T18">, </text:span><text:span text:style-name="T20">Rn</text:span><text:span text:style-name="T18">, </text:span><text:span text:style-name="T20">Rm</text:span><text:span text:style-name="T18">/</text:span><text:span text:style-name="T20">imm</text:span><text:span text:style-name="T18"><text:tab/>;Знаковое сложение упакованных полуслов.</text:span></text:p>
            </text:list-item>
            <text:list-item>
              <text:p text:style-name="P91"><text:span text:style-name="T20">SADDPW</text:span><text:span text:style-name="T18"> <text:tab/></text:span><text:span text:style-name="T20">Rd</text:span><text:span text:style-name="T18">, </text:span><text:span text:style-name="T20">Rn</text:span><text:span text:style-name="T18">, </text:span><text:span text:style-name="T20">Rm</text:span><text:span text:style-name="T18">/</text:span><text:span text:style-name="T20">imm</text:span><text:span text:style-name="T18"><text:tab/>;Знаковое сложение упакованных слов.</text:span></text:p>
            </text:list-item>
            <text:list-item>
              <text:p text:style-name="P68"><text:span text:style-name="T20">VUADDB</text:span><text:span text:style-name="T18"><text:tab/></text:span><text:span text:style-name="T20">Rd</text:span><text:span text:style-name="T18">, </text:span><text:span text:style-name="T20">Rn</text:span><text:span text:style-name="T18">, </text:span><text:span text:style-name="T20">Rm</text:span><text:span text:style-name="T18">, </text:span><text:span text:style-name="T20">Rm</text:span><text:span text:style-name="T18">2, </text:span><text:span text:style-name="T20">imm</text:span><text:span text:style-name="T18"> ;Беззнаковое сложение упакованных байт, 128 битного числа {</text:span><text:span text:style-name="T20">Rd</text:span><text:span text:style-name="T18">, </text:span><text:span text:style-name="T20">Rn</text:span><text:span text:style-name="T18">} = {</text:span><text:span text:style-name="T20">Rm</text:span><text:span text:style-name="T18">, </text:span><text:span text:style-name="T20">Rm</text:span><text:span text:style-name="T18">2} + </text:span><text:span text:style-name="T20">imm</text:span><text:span text:style-name="T18">8.</text:span></text:p>
            </text:list-item>
            <text:list-item>
              <text:p text:style-name="P68"><text:span text:style-name="T20">VUADDH</text:span><text:span text:style-name="T18"><text:tab/></text:span><text:span text:style-name="T20">Rd</text:span><text:span text:style-name="T18">, </text:span><text:span text:style-name="T20">Rn</text:span><text:span text:style-name="T18">, </text:span><text:span text:style-name="T20">Rm</text:span><text:span text:style-name="T18">, </text:span><text:span text:style-name="T20">Rm</text:span><text:span text:style-name="T18">2, </text:span><text:span text:style-name="T20">imm</text:span><text:span text:style-name="T18"> ;Беззнаковое сложение упакованных полуслов, 128 битного числа {</text:span><text:span text:style-name="T20">Rd</text:span><text:span text:style-name="T18">, </text:span><text:span text:style-name="T20">Rn</text:span><text:span text:style-name="T18">} = {</text:span><text:span text:style-name="T20">Rm</text:span><text:span text:style-name="T18">, </text:span><text:span text:style-name="T20">Rm</text:span><text:span text:style-name="T18">2} + </text:span><text:span text:style-name="T20">imm</text:span><text:span text:style-name="T18">16.</text:span></text:p>
            </text:list-item>
            <text:list-item>
              <text:p text:style-name="P68"><text:span text:style-name="T20">VSADDB</text:span><text:span text:style-name="T18"><text:tab/></text:span><text:span text:style-name="T20">Rd</text:span><text:span text:style-name="T18">, </text:span><text:span text:style-name="T20">Rn</text:span><text:span text:style-name="T18">, </text:span><text:span text:style-name="T20">Rm</text:span><text:span text:style-name="T18">, </text:span><text:span text:style-name="T20">Rm</text:span><text:span text:style-name="T18">2, </text:span><text:span text:style-name="T20">imm</text:span><text:span text:style-name="T18"> ;Знаковое сложение упакованных байт, 128 битного числа {</text:span><text:span text:style-name="T20">Rd</text:span><text:span text:style-name="T18">, </text:span><text:span text:style-name="T20">Rn</text:span><text:span text:style-name="T18">} = {</text:span><text:span text:style-name="T20">Rm</text:span><text:span text:style-name="T18">, </text:span><text:span text:style-name="T20">Rm</text:span><text:span text:style-name="T18">2} + </text:span><text:span text:style-name="T20">imm</text:span><text:span text:style-name="T18">8.</text:span></text:p>
            </text:list-item>
            <text:list-item>
              <text:p text:style-name="P68"><text:span text:style-name="T20">VSADDH</text:span><text:span text:style-name="T18"><text:tab/></text:span><text:span text:style-name="T20">Rd</text:span><text:span text:style-name="T18">, </text:span><text:span text:style-name="T20">Rn</text:span><text:span text:style-name="T18">, </text:span><text:span text:style-name="T20">Rm</text:span><text:span text:style-name="T18">, </text:span><text:span text:style-name="T20">Rm</text:span><text:span text:style-name="T18">2, </text:span><text:span text:style-name="T20">imm</text:span><text:span text:style-name="T18"> ;Знаковое сложение упакованных б полуслов, 128 битного числа {</text:span><text:span text:style-name="T20">Rd</text:span><text:span text:style-name="T18">, </text:span><text:span text:style-name="T20">Rn</text:span><text:span text:style-name="T18">} = {</text:span><text:span text:style-name="T20">Rm</text:span><text:span text:style-name="T18">, </text:span><text:span text:style-name="T20">Rm</text:span><text:span text:style-name="T18">2} + </text:span><text:span text:style-name="T20">imm</text:span><text:span text:style-name="T18">16.</text:span></text:p>
            </text:list-item>
          </text:list>
        </text:list-header>
        <text:list-item>
          <text:p text:style-name="P83">Команды умножения</text:p>
          <text:list>
            <text:list-item>
              <text:p text:style-name="P68"><text:span text:style-name="T18"><text:s/><text:tab/></text:span><text:span text:style-name="T20">MUL</text:span><text:span text:style-name="T18"> <text:tab/><text:tab/></text:span><text:span text:style-name="T20">Rd</text:span><text:span text:style-name="T18">, </text:span><text:span text:style-name="T20">Rn</text:span><text:span text:style-name="T18">, </text:span><text:span text:style-name="T20">Rm</text:span><text:span text:style-name="T18">/</text:span><text:span text:style-name="T20">imm</text:span><text:span text:style-name="T18"> ; беззнаковое умножение</text:span></text:p>
            </text:list-item>
            <text:list-item>
              <text:p text:style-name="P68"><text:soft-page-break/><text:span text:style-name="T18"><text:s/><text:tab/></text:span><text:span text:style-name="T20">MLA</text:span><text:span text:style-name="T18"> <text:tab/><text:tab/></text:span><text:span text:style-name="T20">Rd</text:span><text:span text:style-name="T18">, </text:span><text:span text:style-name="T20">Rn</text:span><text:span text:style-name="T18">, </text:span><text:span text:style-name="T20">Rm</text:span><text:span text:style-name="T18">, </text:span><text:span text:style-name="T20">Ra</text:span><text:span text:style-name="T18"> <text:tab/><text:tab/>;(</text:span><text:span text:style-name="T20">Rd</text:span><text:span text:style-name="T18"> &lt;- (</text:span><text:span text:style-name="T20">Rn</text:span><text:span text:style-name="T18"> * </text:span><text:span text:style-name="T20">Rm</text:span><text:span text:style-name="T18">) + </text:span><text:span text:style-name="T20">Ra</text:span><text:span text:style-name="T18">) беззнаковое умножение с накоплением.</text:span></text:p>
            </text:list-item>
            <text:list-item>
              <text:p text:style-name="P68"><text:span text:style-name="T18"><text:s/><text:tab/></text:span><text:span text:style-name="T20">UMULL <text:tab/>Rd, Rn, Rm, Ra <text:tab/>;({Rd,Ra} &lt;- (Rn * Rm))</text:span></text:p>
            </text:list-item>
            <text:list-item>
              <text:p text:style-name="P88"><text:s/><text:tab/>UMLAL <text:tab/>Rd, Rn, Rm, Ra<text:tab/>;({Rd,Ra} &lt;- (Rn * Rm) + {Rd,Ra})</text:p>
            </text:list-item>
            <text:list-item>
              <text:p text:style-name="P88"><text:s/><text:tab/>SMULL <text:tab/>Rd, Rn, Rm, Ra</text:p>
            </text:list-item>
            <text:list-item>
              <text:p text:style-name="P88"><text:s/><text:tab/>SMLAL <text:tab/>Rd, Rn, Rm, Ra</text:p>
            </text:list-item>
          </text:list>
        </text:list-item>
        <text:list-item>
          <text:p text:style-name="P68"><text:span text:style-name="T18">Команды</text:span><text:span text:style-name="T20"> </text:span><text:span text:style-name="T18">доступа</text:span><text:span text:style-name="T20"> </text:span><text:span text:style-name="T18">в</text:span><text:span text:style-name="T20"> </text:span><text:span text:style-name="T18">память</text:span></text:p>
          <text:list>
            <text:list-item>
              <text:p text:style-name="P88"><text:s/><text:tab/>STR <text:tab/><text:tab/>Rd, [Rn, Scale, Offset]; Rd -&gt; Mem[Rn*Scale +Offset]</text:p>
            </text:list-item>
            <text:list-item>
              <text:p text:style-name="P88"><text:s/><text:tab/>LDR <text:tab/><text:tab/>Rd, [Rn, Scale, Offset]; Rd &lt;- Mem[Rn*Scale +Offset]</text:p>
            </text:list-item>
            <text:list-item>
              <text:p text:style-name="P88"><text:s/><text:tab/>STRW <text:tab/>Rd, [Rn, Scale, Offset]; Rd -&gt; word Mem[Rn*Scale +Offset]</text:p>
            </text:list-item>
            <text:list-item>
              <text:p text:style-name="P88"><text:s/><text:tab/>SRTHW<text:tab/>Rd, [Rn, Scale, Offset]; Rd → half word Mem[Rn*Scale +Offset]</text:p>
            </text:list-item>
            <text:list-item>
              <text:p text:style-name="P88"><text:s/><text:tab/>LDRW <text:tab/>Rd, [Rn, Scale, Offset]; Rd &lt;- word Mem[Rn*Scale +Offset]</text:p>
            </text:list-item>
            <text:list-item>
              <text:p text:style-name="P88"><text:s/><text:tab/>LDRHW<text:tab/>Rd, [Rn, Scale, Offset]; Rd &lt;- half word Mem[Rn*Scale +Offset]</text:p>
            </text:list-item>
            <text:list-item>
              <text:p text:style-name="P88"><text:s/><text:tab/>STRB <text:tab/>Rd, [Rn, Scale, Offset]; Rd -&gt; byte Mem[Rn*Scale +Offset]</text:p>
            </text:list-item>
            <text:list-item>
              <text:p text:style-name="P88"><text:s/><text:tab/>LDRB <text:tab/>Rd, [Rn, Scale, Offset]; Rd &lt;- byte Mem[Rn*Scale +Offset]</text:p>
            </text:list-item>
          </text:list>
        </text:list-item>
        <text:list-item>
          <text:p text:style-name="P68"><text:span text:style-name="T18">Команды</text:span><text:span text:style-name="T20"> </text:span><text:span text:style-name="T18">перехода </text:span><text:span text:style-name="T20">(imm – </text:span><text:span text:style-name="T18">32</text:span><text:span text:style-name="T20"> </text:span><text:span text:style-name="T18">бит</text:span><text:span text:style-name="T20">)</text:span></text:p>
          <text:list>
            <text:list-item>
              <text:p text:style-name="P88"><text:s/><text:tab/>BL <text:tab/><text:tab/>label<text:tab/>;R0 &lt;- (PC + 8), PC &lt;- (PC + 8) + imm &lt;&lt; 8</text:p>
            </text:list-item>
            <text:list-item>
              <text:p text:style-name="P88"><text:s/><text:tab/>BO(i/r) <text:tab/><text:tab/>label/[Rd]<text:tab/>;PC &lt;- (PC + 8) + imm &lt;&lt; 8</text:p>
            </text:list-item>
            <text:list-item>
              <text:p text:style-name="P88"><text:tab/>B(i/r) <text:tab/><text:tab/>label/[Rd]<text:tab/>;PC &lt;- Rd/(imm &lt;&lt; 8)</text:p>
            </text:list-item>
            <text:list-item>
              <text:p text:style-name="P68"><text:span text:style-name="T20"><text:s/><text:tab/>RET</text:span><text:span text:style-name="T18"> <text:tab/><text:tab/>;Возврат из подпрограммы. </text:span><text:span text:style-name="T20">PC</text:span><text:span text:style-name="T18"> &lt;- </text:span><text:span text:style-name="T20">R</text:span><text:span text:style-name="T18">0<text:tab/></text:span></text:p>
            </text:list-item>
            <text:list-item>
              <text:p text:style-name="P68"><text:span text:style-name="T18"><text:s/><text:tab/></text:span><text:span text:style-name="T20">XRET</text:span><text:span text:style-name="T18"><text:tab/>;Возврат из обработчика прерываний. </text:span><text:span text:style-name="T20">PC</text:span><text:span text:style-name="T18"> &lt;- </text:span><text:span text:style-name="T20">R</text:span><text:span text:style-name="T18">1</text:span></text:p>
            </text:list-item>
          </text:list>
        </text:list-item>
        <text:list-item>
          <text:p text:style-name="P83">Специальные команды</text:p>
          <text:list>
            <text:list-item>
              <text:p text:style-name="P68"><text:span text:style-name="T18"><text:s/><text:tab/></text:span><text:span text:style-name="T20">INSY</text:span><text:span text:style-name="T18"> <text:tab/></text:span><text:span text:style-name="T20">Rn, <text:s/></text:span><text:span text:style-name="T20">port</text:span><text:span text:style-name="T18"><text:tab/>;</text:span><text:span text:style-name="T20">port</text:span><text:span text:style-name="T18"> &lt;- </text:span><text:span text:style-name="T20">Rn</text:span><text:span text:style-name="T18">, В порт предается значение регистра, и ожидается подтверждение приема.</text:span></text:p>
            </text:list-item>
            <text:list-item>
              <text:p text:style-name="P68"><text:span text:style-name="T18"><text:s/><text:tab/></text:span><text:span text:style-name="T20">IN</text:span><text:span text:style-name="T18"> <text:tab/><text:tab/></text:span><text:span text:style-name="T20">Rn, <text:s/></text:span><text:span text:style-name="T20">port</text:span><text:span text:style-name="T18"><text:tab/>;</text:span><text:span text:style-name="T20">port</text:span><text:span text:style-name="T18"> &lt;- </text:span><text:span text:style-name="T20">Rn</text:span><text:span text:style-name="T18">, В порт предается значение регистра, и не <text:s/>ждется подтверждение</text:span></text:p>
            </text:list-item>
            <text:list-item>
              <text:p text:style-name="P68"><text:soft-page-break/><text:span text:style-name="T18"><text:s/><text:tab/></text:span><text:span text:style-name="T20">OUTSY</text:span><text:span text:style-name="T18"> <text:tab/></text:span><text:span text:style-name="T20">Rd</text:span><text:span text:style-name="T18">, </text:span><text:span text:style-name="T20">port</text:span><text:span text:style-name="T18"><text:tab/>;</text:span><text:span text:style-name="T20">Rd</text:span><text:span text:style-name="T18"> &lt;- </text:span><text:span text:style-name="T20">port</text:span><text:span text:style-name="T18">, Значение с порта считывается в регистр, если значения нет, то ожидается появление.</text:span></text:p>
            </text:list-item>
            <text:list-item>
              <text:p text:style-name="P68"><text:span text:style-name="T18"><text:s/><text:tab/></text:span><text:span text:style-name="T20">OUT</text:span><text:span text:style-name="T18"> <text:tab/><text:tab/></text:span><text:span text:style-name="T20">Rd</text:span><text:span text:style-name="T18">, </text:span><text:span text:style-name="T20">port</text:span><text:span text:style-name="T18"><text:tab/>;</text:span><text:span text:style-name="T20">Rd</text:span><text:span text:style-name="T18"> &lt;- </text:span><text:span text:style-name="T20">port</text:span><text:span text:style-name="T18">, Значение с порта считывается в регистр, если значения нет, то устанавливается флаг </text:span><text:span text:style-name="T20">Invalid</text:span><text:span text:style-name="T18"> </text:span><text:span text:style-name="T20">Value</text:span><text:span text:style-name="T18">.</text:span></text:p>
            </text:list-item>
            <text:list-item>
              <text:p text:style-name="P68"><text:span text:style-name="T18"><text:s/><text:tab/></text:span><text:span text:style-name="T20">SFL</text:span><text:span text:style-name="T18"> <text:tab/><text:tab/></text:span><text:span text:style-name="T20">Rd</text:span><text:span text:style-name="T18"><text:tab/>;Сохранить регистр флагов в </text:span><text:span text:style-name="T20">Rd</text:span></text:p>
            </text:list-item>
            <text:list-item>
              <text:p text:style-name="P68"><text:span text:style-name="T18"><text:s/><text:tab/></text:span><text:span text:style-name="T20">LFL</text:span><text:span text:style-name="T18"> <text:tab/><text:tab/></text:span><text:span text:style-name="T20">Rd</text:span><text:span text:style-name="T18"><text:tab/>;Загрузить регистр флагов из </text:span><text:span text:style-name="T20">Rd</text:span></text:p>
            </text:list-item>
            <text:list-item>
              <text:p text:style-name="P68"><text:span text:style-name="T18"><text:s/><text:tab/></text:span><text:span text:style-name="T20">SMF</text:span><text:span text:style-name="T18"> <text:tab/><text:tab/></text:span><text:span text:style-name="T20">Rn</text:span><text:span text:style-name="T18">, </text:span><text:span text:style-name="T20">Rm</text:span><text:span text:style-name="T18"><text:tab/>;Установить границы кадра памяти, доступного программе, Верхнее значение из </text:span><text:span text:style-name="T20">Rn</text:span><text:span text:style-name="T18">, нижнее из </text:span><text:span text:style-name="T20">Rm</text:span></text:p>
            </text:list-item>
            <text:list-item>
              <text:p text:style-name="P68"><text:span text:style-name="T18"><text:s/><text:tab/></text:span><text:span text:style-name="T20">SINT</text:span><text:span text:style-name="T18"> <text:tab/><text:tab/></text:span><text:span text:style-name="T20">Rn</text:span><text:span text:style-name="T18">, </text:span><text:span text:style-name="T20">Imm</text:span><text:span text:style-name="T18">; Установить адрес обработчика прерывания, номер прерывания – </text:span><text:span text:style-name="T20">imm</text:span><text:span text:style-name="T18">, адрес из </text:span><text:span text:style-name="T20">Rn</text:span></text:p>
            </text:list-item>
            <text:list-item>
              <text:p text:style-name="P68"><text:span text:style-name="T18"><text:s/><text:tab/></text:span><text:span text:style-name="T20">BINT</text:span><text:span text:style-name="T18"><text:tab/><text:tab/>;блокировка прерываний, т.е флаги устанавливаются, но передача управления не происходит.</text:span></text:p>
            </text:list-item>
            <text:list-item>
              <text:p text:style-name="P68"><text:span text:style-name="T20">UINT</text:span><text:span text:style-name="T18"><text:tab/></text:span><text:span text:style-name="T20"><text:tab/></text:span><text:span text:style-name="T18">;снятие блокировки прерываний.</text:span></text:p>
            </text:list-item>
          </text:list>
        </text:list-item>
      </text:list>
      <text:list xml:id="list3221606210926704145" text:style-name="WWNum24">
        <text:list-item>
          <text:list>
            <text:list-item>
              <text:p text:style-name="P69"><text:span text:style-name="T20"><text:s/>CINT</text:span><text:span text:style-name="T18"><text:tab/><text:tab/>;очистка флагов прерываний.</text:span></text:p>
            </text:list-item>
          </text:list>
        </text:list-item>
      </text:list>
      <text:list xml:id="list2372336174175653581" text:style-name="WWNum23">
        <text:list-item>
          <text:list>
            <text:list-item>
              <text:p text:style-name="P70"><text:span text:style-name="T18"><text:s/></text:span><text:span text:style-name="T20">INT</text:span><text:span text:style-name="T18"> <text:tab/><text:tab/></text:span><text:span text:style-name="T20">imm</text:span><text:span text:style-name="T18"><text:tab/>;Выставление флага в регистре Прерываний.</text:span></text:p>
            </text:list-item>
          </text:list>
        </text:list-item>
      </text:list>
      <text:p text:style-name="P41"><text:span text:style-name="T18">Каждой программе выделяется диапазон адресов, по которым она может читать и писать данные. Если программы попыталась обратиться к запрещенной памяти, то вырабатывается исключение защиты памяти(</text:span><text:span text:style-name="T20">MEMEX</text:span><text:span text:style-name="T18">).</text:span></text:p>
      <text:h text:style-name="P14" text:outline-level="2"><draw:frame draw:style-name="fr1" draw:name="Frame2" text:anchor-type="paragraph" svg:x="4.4492in" svg:y="0.2457in" svg:width="2.8563in" draw:z-index="1"><draw:text-box fo:min-height="0.0161in"><table:table table:name="Table3" table:style-name="Table3"><table:table-column table:style-name="Table3.A"/><table:table-column table:style-name="Table3.B"/><table:table-row table:style-name="Table3.1"><table:table-cell table:style-name="Table3.A1" table:number-columns-spanned="2" office:value-type="string"><text:p text:style-name="P1">Таблица<text:span text:style-name="T5"> 2.</text:span></text:p></table:table-cell><table:covered-table-cell/></table:table-row><table:table-row table:style-name="Table3.1"><table:table-cell table:style-name="Table3.A1" table:number-columns-spanned="2" office:value-type="string"><text:p text:style-name="P1">ОпКоды<text:span text:style-name="T5"> </text:span>инструкций</text:p></table:table-cell><table:covered-table-cell/></table:table-row><table:table-row table:style-name="Table3.1"><table:table-cell table:style-name="Table3.A1" office:value-type="string"><text:p text:style-name="P3">0001</text:p></table:table-cell><table:table-cell table:style-name="Table3.A1" office:value-type="string"><text:p text:style-name="P3">ALU</text:p></table:table-cell></table:table-row><table:table-row table:style-name="Table3.1"><table:table-cell table:style-name="Table3.A1" office:value-type="string"><text:p text:style-name="P3">0010</text:p></table:table-cell><table:table-cell table:style-name="Table3.A1" office:value-type="string"><text:p text:style-name="P4">MUL</text:p></table:table-cell></table:table-row><table:table-row table:style-name="Table3.1"><table:table-cell table:style-name="Table3.A1" office:value-type="string"><text:p text:style-name="P3">1010</text:p></table:table-cell><table:table-cell table:style-name="Table3.A1" office:value-type="string"><text:p text:style-name="P3">wMUL</text:p></table:table-cell></table:table-row><table:table-row table:style-name="Table3.1"><table:table-cell table:style-name="Table3.A1" office:value-type="string"><text:p text:style-name="P3">0011</text:p></table:table-cell><table:table-cell table:style-name="Table3.A1" office:value-type="string"><text:p text:style-name="P3">Memory</text:p></table:table-cell></table:table-row><table:table-row table:style-name="Table3.1"><table:table-cell table:style-name="Table3.A1" office:value-type="string"><text:p text:style-name="P3">0100</text:p></table:table-cell><table:table-cell table:style-name="Table3.A1" office:value-type="string"><text:p text:style-name="P3">Branch</text:p></table:table-cell></table:table-row><table:table-row table:style-name="Table3.8"><table:table-cell table:style-name="Table3.A1" office:value-type="string"><text:p text:style-name="P3">0101</text:p></table:table-cell><table:table-cell table:style-name="Table3.A1" office:value-type="string"><text:p text:style-name="P3">SYS</text:p></table:table-cell></table:table-row></table:table></draw:text-box></draw:frame> Машинный язык.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5"><text:span text:style-name="T7">Таблица </text:span><text:span text:style-name="T5">1</text:span><text:span text:style-name="T7">.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4" office:value-type="string">
            <text:p text:style-name="P5"><text:span text:style-name="T7">Коды условий</text:span><text:span text:style-name="T5"> [2:6]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6">код</text:p>
          </table:table-cell>
          <table:table-cell table:style-name="Table2.A1" office:value-type="string">
            <text:p text:style-name="P6">суфикс</text:p>
          </table:table-cell>
          <table:table-cell table:style-name="Table2.A1" office:value-type="string">
            <text:p text:style-name="P6">описание</text:p>
          </table:table-cell>
          <table:table-cell table:style-name="Table2.A1" office:value-type="string">
            <text:p text:style-name="P6">флаги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<text:span text:style-name="T7">0000</text:span></text:p>
          </table:table-cell>
          <table:table-cell table:style-name="Table2.A1" office:value-type="string">
            <text:p text:style-name="P7">EQ</text:p>
          </table:table-cell>
          <table:table-cell table:style-name="Table2.A1" office:value-type="string">
            <text:p text:style-name="P7">==</text:p>
          </table:table-cell>
          <table:table-cell table:style-name="Table2.A1" office:value-type="string">
            <text:p text:style-name="P7">Z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<text:span text:style-name="T7">0001</text:span></text:p>
          </table:table-cell>
          <table:table-cell table:style-name="Table2.A1" office:value-type="string">
            <text:p text:style-name="P7">NE</text:p>
          </table:table-cell>
          <table:table-cell table:style-name="Table2.A1" office:value-type="string">
            <text:p text:style-name="P7">!=</text:p>
          </table:table-cell>
          <table:table-cell table:style-name="Table2.A1" office:value-type="string">
            <text:p text:style-name="P7">!Z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<text:span text:style-name="T7">0010</text:span></text:p>
          </table:table-cell>
          <table:table-cell table:style-name="Table2.A1" office:value-type="string">
            <text:p text:style-name="P7">CS/HL</text:p>
          </table:table-cell>
          <table:table-cell table:style-name="Table2.A1" office:value-type="string">
            <text:p text:style-name="P5"><text:span text:style-name="T5">&gt;= (</text:span>беззнаковое<text:span text:style-name="T5">)</text:span></text:p>
          </table:table-cell>
          <table:table-cell table:style-name="Table2.A1" office:value-type="string">
            <text:p text:style-name="P6">С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<text:span text:style-name="T7">0011</text:span></text:p>
          </table:table-cell>
          <table:table-cell table:style-name="Table2.A1" office:value-type="string">
            <text:p text:style-name="P7">CC/LO</text:p>
          </table:table-cell>
          <table:table-cell table:style-name="Table2.A1" office:value-type="string">
            <text:p text:style-name="P5"><text:span text:style-name="T5">&lt; (</text:span><text:span text:style-name="T7">беззнаковое</text:span><text:span text:style-name="T5">)</text:span></text:p>
          </table:table-cell>
          <table:table-cell table:style-name="Table2.A1" office:value-type="string">
            <text:p text:style-name="P6">!С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<text:span text:style-name="T7">0100</text:span></text:p>
          </table:table-cell>
          <table:table-cell table:style-name="Table2.A1" office:value-type="string">
            <text:p text:style-name="P7">MI</text:p>
          </table:table-cell>
          <table:table-cell table:style-name="Table2.A1" office:value-type="string">
            <text:p text:style-name="P7">&lt; 0</text:p>
          </table:table-cell>
          <table:table-cell table:style-name="Table2.A1" office:value-type="string">
            <text:p text:style-name="P7">N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<text:span text:style-name="T7">0101</text:span></text:p>
          </table:table-cell>
          <table:table-cell table:style-name="Table2.A1" office:value-type="string">
            <text:p text:style-name="P7">PL</text:p>
          </table:table-cell>
          <table:table-cell table:style-name="Table2.A1" office:value-type="string">
            <text:p text:style-name="P7">&gt;= 0</text:p>
          </table:table-cell>
          <table:table-cell table:style-name="Table2.A1" office:value-type="string">
            <text:p text:style-name="P7">!N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011<text:span text:style-name="T5">1</text:span></text:p>
          </table:table-cell>
          <table:table-cell table:style-name="Table2.A1" office:value-type="string">
            <text:p text:style-name="P7">VS</text:p>
          </table:table-cell>
          <table:table-cell table:style-name="Table2.A1" office:value-type="string">
            <text:p text:style-name="P6">Переполнение</text:p>
          </table:table-cell>
          <table:table-cell table:style-name="Table2.A1" office:value-type="string">
            <text:p text:style-name="P7">V</text:p>
          </table:table-cell>
        </table:table-row>
        <table:table-row table:style-name="Table2.1">
          <table:table-cell table:style-name="Table2.A1" office:value-type="string">
            <text:p text:style-name="P7">X1000</text:p>
          </table:table-cell>
          <table:table-cell table:style-name="Table2.A1" office:value-type="string">
            <text:p text:style-name="P7">VC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7">!V</text:p>
          </table:table-cell>
        </table:table-row>
        <table:table-row table:style-name="Table2.1">
          <table:table-cell table:style-name="Table2.A1" office:value-type="string">
            <text:p text:style-name="P5"><text:span text:style-name="T5">X</text:span>100<text:span text:style-name="T5">1</text:span></text:p>
          </table:table-cell>
          <table:table-cell table:style-name="Table2.A1" office:value-type="string">
            <text:p text:style-name="P7">HI</text:p>
          </table:table-cell>
          <table:table-cell table:style-name="Table2.A1" office:value-type="string">
            <text:p text:style-name="P5"><text:span text:style-name="T5">&gt; (</text:span>беззнаковое<text:span text:style-name="T5">)</text:span></text:p>
          </table:table-cell>
          <table:table-cell table:style-name="Table2.A1" office:value-type="string">
            <text:p text:style-name="P7">!Z and C</text:p>
          </table:table-cell>
        </table:table-row>
        <table:table-row table:style-name="Table2.1">
          <table:table-cell table:style-name="Table2.A1" office:value-type="string">
            <text:p text:style-name="P7">X1010</text:p>
          </table:table-cell>
          <table:table-cell table:style-name="Table2.A1" office:value-type="string">
            <text:p text:style-name="P7">LS</text:p>
          </table:table-cell>
          <table:table-cell table:style-name="Table2.A1" office:value-type="string">
            <text:p text:style-name="P5"><text:span text:style-name="T5">&lt;= (</text:span>беззнаковое<text:span text:style-name="T5">)</text:span></text:p>
          </table:table-cell>
          <table:table-cell table:style-name="Table2.A1" office:value-type="string">
            <text:p text:style-name="P7">Z or !C</text:p>
          </table:table-cell>
        </table:table-row>
        <table:table-row table:style-name="Table2.1">
          <table:table-cell table:style-name="Table2.A1" office:value-type="string">
            <text:p text:style-name="P7">X1011</text:p>
          </table:table-cell>
          <table:table-cell table:style-name="Table2.A1" office:value-type="string">
            <text:p text:style-name="P7">GE</text:p>
          </table:table-cell>
          <table:table-cell table:style-name="Table2.A1" office:value-type="string">
            <text:p text:style-name="P5"><text:span text:style-name="T5">&gt;= (</text:span>знаковое<text:span text:style-name="T5">)</text:span></text:p>
          </table:table-cell>
          <table:table-cell table:style-name="Table2.A1" office:value-type="string">
            <text:p text:style-name="P7">!(N xor V)</text:p>
          </table:table-cell>
        </table:table-row>
        <table:table-row table:style-name="Table2.1">
          <table:table-cell table:style-name="Table2.A1" office:value-type="string">
            <text:p text:style-name="P7">X1100</text:p>
          </table:table-cell>
          <table:table-cell table:style-name="Table2.A1" office:value-type="string">
            <text:p text:style-name="P7">LT</text:p>
          </table:table-cell>
          <table:table-cell table:style-name="Table2.A1" office:value-type="string">
            <text:p text:style-name="P5"><text:span text:style-name="T5">&lt; (</text:span>знаковое<text:span text:style-name="T5">)</text:span></text:p>
          </table:table-cell>
          <table:table-cell table:style-name="Table2.A1" office:value-type="string">
            <text:p text:style-name="P7">N xor V</text:p>
          </table:table-cell>
        </table:table-row>
        <table:table-row table:style-name="Table2.1">
          <table:table-cell table:style-name="Table2.A1" office:value-type="string">
            <text:p text:style-name="P7">X1101</text:p>
          </table:table-cell>
          <table:table-cell table:style-name="Table2.A1" office:value-type="string">
            <text:p text:style-name="P7">GT</text:p>
          </table:table-cell>
          <table:table-cell table:style-name="Table2.A1" office:value-type="string">
            <text:p text:style-name="P5"><text:span text:style-name="T5">&gt; (</text:span>знаковое<text:span text:style-name="T5">)</text:span></text:p>
          </table:table-cell>
          <table:table-cell table:style-name="Table2.A1" office:value-type="string">
            <text:p text:style-name="P7">!Z and !(N xor V)</text:p>
          </table:table-cell>
        </table:table-row>
        <table:table-row table:style-name="Table2.1">
          <table:table-cell table:style-name="Table2.A1" office:value-type="string">
            <text:p text:style-name="P7">X1110</text:p>
          </table:table-cell>
          <table:table-cell table:style-name="Table2.A1" office:value-type="string">
            <text:p text:style-name="P7">LE</text:p>
          </table:table-cell>
          <table:table-cell table:style-name="Table2.A1" office:value-type="string">
            <text:p text:style-name="P5"><text:span text:style-name="T5">&lt;= (</text:span>знаковое<text:span text:style-name="T5">)</text:span></text:p>
          </table:table-cell>
          <table:table-cell table:style-name="Table2.A1" office:value-type="string">
            <text:p text:style-name="P7">Z or (N xor V)</text:p>
          </table:table-cell>
        </table:table-row>
        <table:table-row table:style-name="Table2.1">
          <table:table-cell table:style-name="Table2.A1" office:value-type="string">
            <text:p text:style-name="P7">11111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>Ignore</text:p>
          </table:table-cell>
        </table:table-row>
      </table:table>
      <text:p text:style-name="P36"/>
      <text:p text:style-name="P28"><draw:frame draw:style-name="fr1" draw:name="Frame1" text:anchor-type="paragraph" svg:x="4.6374in" svg:y="0.0181in" svg:width="2.8563in" draw:z-index="0"><draw:text-box fo:min-height="0.0161in"><table:table table:name="Table1" table:style-name="Table1"><table:table-column table:style-name="Table1.A"/><table:table-column table:style-name="Table1.B"/><table:table-row table:style-name="Table1.1"><table:table-cell table:style-name="Table1.A1" table:number-columns-spanned="2" office:value-type="string"><text:p text:style-name="P1"><text:span text:style-name="T7">Таблица </text:span><text:span text:style-name="T5">3</text:span><text:span text:style-name="T7">.</text:span></text:p></table:table-cell><table:covered-table-cell/></table:table-row><table:table-row table:style-name="Table1.1"><table:table-cell table:style-name="Table1.A1" table:number-columns-spanned="2" office:value-type="string"><text:p text:style-name="P2">Типы АЛ операций</text:p></table:table-cell><table:covered-table-cell/></table:table-row><table:table-row table:style-name="Table1.1"><table:table-cell table:style-name="Table1.A1" office:value-type="string"><text:p text:style-name="P2">00000</text:p></table:table-cell><table:table-cell table:style-name="Table1.A1" office:value-type="string"><text:p text:style-name="P2">AND</text:p></table:table-cell></table:table-row><table:table-row table:style-name="Table1.1"><table:table-cell table:style-name="Table1.A1" office:value-type="string"><text:p text:style-name="P2">00001</text:p></table:table-cell><table:table-cell table:style-name="Table1.A1" office:value-type="string"><text:p text:style-name="P2">EOR</text:p></table:table-cell></table:table-row><table:table-row table:style-name="Table1.1"><table:table-cell table:style-name="Table1.A1" office:value-type="string"><text:p text:style-name="P2">00010</text:p></table:table-cell><table:table-cell table:style-name="Table1.A1" office:value-type="string"><text:p text:style-name="P2">ORR</text:p></table:table-cell></table:table-row><table:table-row table:style-name="Table1.1"><table:table-cell table:style-name="Table1.A1" office:value-type="string"><text:p text:style-name="P2">00011</text:p></table:table-cell><table:table-cell table:style-name="Table1.A1" office:value-type="string"><text:p text:style-name="P2">TST</text:p></table:table-cell></table:table-row><table:table-row table:style-name="Table1.1"><table:table-cell table:style-name="Table1.A1" office:value-type="string"><text:p text:style-name="P2">00100</text:p></table:table-cell><table:table-cell table:style-name="Table1.A1" office:value-type="string"><text:p text:style-name="P2">TEQ</text:p></table:table-cell></table:table-row><table:table-row table:style-name="Table1.1"><table:table-cell table:style-name="Table1.A1" office:value-type="string"><text:p text:style-name="P2">00101</text:p></table:table-cell><table:table-cell table:style-name="Table1.A1" office:value-type="string"><text:p text:style-name="P2">CMP</text:p></table:table-cell></table:table-row><table:table-row table:style-name="Table1.1"><table:table-cell table:style-name="Table1.A1" office:value-type="string"><text:p text:style-name="P2">00110</text:p></table:table-cell><table:table-cell table:style-name="Table1.A1" office:value-type="string"><text:p text:style-name="P2">CMN</text:p></table:table-cell></table:table-row><table:table-row table:style-name="Table1.1"><table:table-cell table:style-name="Table1.A1" office:value-type="string"><text:p text:style-name="P2">00111</text:p></table:table-cell><table:table-cell table:style-name="Table1.A1" office:value-type="string"><text:p text:style-name="P3">ADD</text:p></table:table-cell></table:table-row><table:table-row table:style-name="Table1.1"><table:table-cell table:style-name="Table1.A1" office:value-type="string"><text:p text:style-name="P2">01000</text:p></table:table-cell><table:table-cell table:style-name="Table1.A1" office:value-type="string"><text:p text:style-name="P3">SUB</text:p></table:table-cell></table:table-row><table:table-row table:style-name="Table1.1"><table:table-cell table:style-name="Table1.A1" office:value-type="string"><text:p text:style-name="P2">01001</text:p></table:table-cell><table:table-cell table:style-name="Table1.A1" office:value-type="string"><text:p text:style-name="P3">ADC</text:p></table:table-cell></table:table-row><table:table-row table:style-name="Table1.1"><table:table-cell table:style-name="Table1.A1" office:value-type="string"><text:p text:style-name="P2">01010</text:p></table:table-cell><table:table-cell table:style-name="Table1.A1" office:value-type="string"><text:p text:style-name="P3">RSB</text:p></table:table-cell></table:table-row><table:table-row table:style-name="Table1.1"><table:table-cell table:style-name="Table1.A1" office:value-type="string"><text:p text:style-name="P2">01011</text:p></table:table-cell><table:table-cell table:style-name="Table1.A1" office:value-type="string"><text:p text:style-name="P3">SBC</text:p></table:table-cell></table:table-row><table:table-row table:style-name="Table1.1"><table:table-cell table:style-name="Table1.A1" office:value-type="string"><text:p text:style-name="P2">01100</text:p></table:table-cell><table:table-cell table:style-name="Table1.A1" office:value-type="string"><text:p text:style-name="P3">MVN</text:p></table:table-cell></table:table-row><table:table-row table:style-name="Table1.1"><table:table-cell table:style-name="Table1.A1" office:value-type="string"><text:p text:style-name="P2">01101</text:p></table:table-cell><table:table-cell table:style-name="Table1.A1" office:value-type="string"><text:p text:style-name="P3">LSL</text:p></table:table-cell></table:table-row><table:table-row table:style-name="Table1.1"><table:table-cell table:style-name="Table1.A1" office:value-type="string"><text:p text:style-name="P2">01110</text:p></table:table-cell><table:table-cell table:style-name="Table1.A1" office:value-type="string"><text:p text:style-name="P3">ASR</text:p></table:table-cell></table:table-row><table:table-row table:style-name="Table1.1"><table:table-cell table:style-name="Table1.A1" office:value-type="string"><text:p text:style-name="P2">01111</text:p></table:table-cell><table:table-cell table:style-name="Table1.A1" office:value-type="string"><text:p text:style-name="P3">RRX</text:p></table:table-cell></table:table-row><table:table-row table:style-name="Table1.1"><table:table-cell table:style-name="Table1.A1" office:value-type="string"><text:p text:style-name="P2">10000</text:p></table:table-cell><table:table-cell table:style-name="Table1.A1" office:value-type="string"><text:p text:style-name="P3">ROR</text:p></table:table-cell></table:table-row><table:table-row table:style-name="Table1.1"><table:table-cell table:style-name="Table1.A1" office:value-type="string"><text:p text:style-name="P2">10001</text:p></table:table-cell><table:table-cell table:style-name="Table1.A1" office:value-type="string"><text:p text:style-name="P3">BSWP</text:p></table:table-cell></table:table-row><table:table-row table:style-name="Table1.1"><table:table-cell table:style-name="Table1.A1" office:value-type="string"><text:p text:style-name="P2">10010</text:p></table:table-cell><table:table-cell table:style-name="Table1.A1" office:value-type="string"><text:p text:style-name="P3">SWR</text:p></table:table-cell></table:table-row><table:table-row table:style-name="Table1.1"><table:table-cell table:style-name="Table1.A1" office:value-type="string"><text:p text:style-name="P2">10011</text:p></table:table-cell><table:table-cell table:style-name="Table1.A1" office:value-type="string"><text:p text:style-name="P3">UADDPB</text:p></table:table-cell></table:table-row><table:table-row table:style-name="Table1.1"><table:table-cell table:style-name="Table1.A1" office:value-type="string"><text:p text:style-name="P2">10100</text:p></table:table-cell><table:table-cell table:style-name="Table1.A1" office:value-type="string"><text:p text:style-name="P3">UADDPH</text:p></table:table-cell></table:table-row><table:table-row table:style-name="Table1.1"><table:table-cell table:style-name="Table1.A1" office:value-type="string"><text:p text:style-name="P2">10101</text:p></table:table-cell><table:table-cell table:style-name="Table1.A1" office:value-type="string"><text:p text:style-name="P3">UADDPW</text:p></table:table-cell></table:table-row><table:table-row table:style-name="Table1.1"><table:table-cell table:style-name="Table1.A1" office:value-type="string"><text:p text:style-name="P2">10110</text:p></table:table-cell><table:table-cell table:style-name="Table1.A1" office:value-type="string"><text:p text:style-name="P3">SADDPB</text:p></table:table-cell></table:table-row><table:table-row table:style-name="Table1.1"><table:table-cell table:style-name="Table1.A1" office:value-type="string"><text:p text:style-name="P2">10111</text:p></table:table-cell><table:table-cell table:style-name="Table1.A1" office:value-type="string"><text:p text:style-name="P3">SADDPH</text:p></table:table-cell></table:table-row><table:table-row table:style-name="Table1.1"><table:table-cell table:style-name="Table1.A1" office:value-type="string"><text:p text:style-name="P2">11000</text:p></table:table-cell><table:table-cell table:style-name="Table1.A1" office:value-type="string"><text:p text:style-name="P3">SADDPW</text:p></table:table-cell></table:table-row><table:table-row table:style-name="Table1.1"><table:table-cell table:style-name="Table1.A1" office:value-type="string"><text:p text:style-name="P2">11001</text:p></table:table-cell><table:table-cell table:style-name="Table1.A1" office:value-type="string"><text:p text:style-name="P3">VUADDB</text:p></table:table-cell></table:table-row><table:table-row table:style-name="Table1.1"><table:table-cell table:style-name="Table1.A1" office:value-type="string"><text:p text:style-name="P2">11010</text:p></table:table-cell><table:table-cell table:style-name="Table1.A1" office:value-type="string"><text:p text:style-name="P3">VUADDH</text:p></table:table-cell></table:table-row><table:table-row table:style-name="Table1.1"><table:table-cell table:style-name="Table1.A1" office:value-type="string"><text:p text:style-name="P2">11011</text:p></table:table-cell><table:table-cell table:style-name="Table1.A1" office:value-type="string"><text:p text:style-name="P3">VSADDB</text:p></table:table-cell></table:table-row><table:table-row table:style-name="Table1.1"><table:table-cell table:style-name="Table1.A1" office:value-type="string"><text:p text:style-name="P2">11100</text:p></table:table-cell><table:table-cell table:style-name="Table1.A1" office:value-type="string"><text:p text:style-name="P3">VSADDH</text:p></table:table-cell></table:table-row></table:table></draw:text-box></draw:frame><text:soft-page-break/>Если первый бит поля cond – условие <text:tab/>исполнения на Master-ядре.</text:p>
      <text:h text:style-name="P56" text:outline-level="3">ALU</text:h>
      <text:list xml:id="list180372188533881970" text:style-name="WWNum29">
        <text:list-item>
          <text:p text:style-name="P71"><text:span text:style-name="T19">[0:</text:span><text:span text:style-name="T17">1</text:span><text:span text:style-name="T19">] </text:span><text:span text:style-name="T17">– привилегии</text:span></text:p>
        </text:list-item>
        <text:list-item>
          <text:p text:style-name="P71"><text:span text:style-name="T19">[2:6] </text:span><text:span text:style-name="T17">– </text:span><text:span text:style-name="T19">cond</text:span><text:span text:style-name="T17"> код условия</text:span></text:p>
        </text:list-item>
        <text:list-item>
          <text:p text:style-name="P71"><text:span text:style-name="T17">[7:10] – </text:span><text:span text:style-name="T19">opcode</text:span><text:span text:style-name="T17"> код операции.</text:span></text:p>
        </text:list-item>
        <text:list-item>
          <text:p text:style-name="P71"><text:span text:style-name="T17">[11] <text:s/></text:span><text:span text:style-name="T19">I</text:span><text:span text:style-name="T17"> – определение типа третьего операнда.</text:span><text:span text:style-name="T17">(1-imm)</text:span></text:p>
        </text:list-item>
        <text:list-item>
          <text:p text:style-name="P84">[12] – (1-влияет )влияние на флаговый регистр</text:p>
        </text:list-item>
        <text:list-item>
          <text:p text:style-name="P71"><text:span text:style-name="T17">[13:17] – </text:span><text:span text:style-name="T19">func</text:span><text:span text:style-name="T17"> – тип операции (Таблица </text:span><text:span text:style-name="T19">3</text:span><text:span text:style-name="T17">)</text:span></text:p>
        </text:list-item>
        <text:list-item>
          <text:p text:style-name="P89">[19:24] – Rn</text:p>
        </text:list-item>
        <text:list-item>
          <text:p text:style-name="P89">[25:30] – Rd</text:p>
        </text:list-item>
      </text:list>
      <text:p text:style-name="P17"><text:span text:style-name="T17">Если</text:span><text:span text:style-name="T19"> I = 0:</text:span></text:p>
      <text:list xml:id="list1347577813" text:continue-numbering="true" text:style-name="WWNum29">
        <text:list-item>
          <text:p text:style-name="P89">[31:36] –Rm/Rm1 </text:p>
        </text:list-item>
        <text:list-item>
          <text:p text:style-name="P89">[37:42] –Ra/Rm2</text:p>
        </text:list-item>
        <text:list-item>
          <text:p text:style-name="P71"><text:span text:style-name="T17">[43:58] – </text:span><text:span text:style-name="T19">imm</text:span><text:span text:style-name="T17">16 или только половина: </text:span><text:span text:style-name="T19">imm</text:span><text:span text:style-name="T17">8(в зависимости от инструкции)</text:span></text:p>
        </text:list-item>
      </text:list>
      <text:p text:style-name="P17"><text:span text:style-name="T17">Если </text:span><text:span text:style-name="T19">I</text:span><text:span text:style-name="T17"> = 1:</text:span></text:p>
      <text:list xml:id="list282290946" text:continue-numbering="true" text:style-name="WWNum29">
        <text:list-item>
          <text:p text:style-name="P71"><text:span text:style-name="T17">[31:6</text:span><text:span text:style-name="T17">2</text:span><text:span text:style-name="T17">] – </text:span><text:span text:style-name="T19">imm</text:span><text:span text:style-name="T17">32</text:span></text:p>
        </text:list-item>
        <text:list-item>
          <text:p text:style-name="P84">[63] - резерв</text:p>
        </text:list-item>
      </text:list>
      <text:h text:style-name="P56" text:outline-level="3">MUL</text:h>
      <text:list xml:id="list8553220234268620160" text:style-name="WWNum30">
        <text:list-item>
          <text:p text:style-name="P72"><text:span text:style-name="T19">[0:</text:span><text:span text:style-name="T17">1</text:span><text:span text:style-name="T19">] </text:span><text:span text:style-name="T17">– привилегии</text:span></text:p>
        </text:list-item>
        <text:list-item>
          <text:p text:style-name="P72"><text:span text:style-name="T19">[2:6] </text:span><text:span text:style-name="T17">– </text:span><text:span text:style-name="T19">cond</text:span><text:span text:style-name="T17"> код условия</text:span></text:p>
        </text:list-item>
        <text:list-item>
          <text:p text:style-name="P72"><text:span text:style-name="T17">[7:10]<text:tab/> – </text:span><text:span text:style-name="T19">opcode</text:span><text:span text:style-name="T17"> код операции.</text:span></text:p>
        </text:list-item>
        <text:list-item>
          <text:p text:style-name="P85">[11]<text:tab/>– тип операции (Умножение 0 / умножение с накоплением 1) A(accumulation)</text:p>
        </text:list-item>
        <text:list-item>
          <text:p text:style-name="P72"><text:span text:style-name="T17">[12] <text:tab/>– тип третьего операнда </text:span><text:span text:style-name="T17">(1 - imm)</text:span><text:span text:style-name="T17">(</text:span><text:span text:style-name="T19">opcode</text:span><text:span text:style-name="T17"> = </text:span><text:span text:style-name="T19">MUL</text:span><text:span text:style-name="T17">) или знак (</text:span><text:span text:style-name="T19">opcode</text:span><text:span text:style-name="T17"> = </text:span><text:span text:style-name="T19">wMUL</text:span><text:span text:style-name="T17">)</text:span><text:span text:style-name="T17">1 - „-“</text:span></text:p>
        </text:list-item>
        <text:list-item>
          <text:p text:style-name="P72"><text:span text:style-name="T17">[13:18] – </text:span><text:span text:style-name="T19">Ra</text:span></text:p>
        </text:list-item>
        <text:list-item>
          <text:p text:style-name="P72"><text:soft-page-break/><text:span text:style-name="T17">[19:24] – </text:span><text:span text:style-name="T19">Rn</text:span></text:p>
        </text:list-item>
        <text:list-item>
          <text:p text:style-name="P72"><text:span text:style-name="T17">[25:30] – </text:span><text:span text:style-name="T19">Rd</text:span></text:p>
        </text:list-item>
        <text:list-item>
          <text:p text:style-name="P72"><text:span text:style-name="T17">[31:36] –</text:span><text:span text:style-name="T19">Rm</text:span></text:p>
        </text:list-item>
      </text:list>
      <text:p text:style-name="P16">Если предполагается наличие непосредственного значения:</text:p>
      <text:list xml:id="list1724565963" text:continue-numbering="true" text:style-name="WWNum30">
        <text:list-item>
          <text:p text:style-name="P72"><text:span text:style-name="T17">[31:62] – </text:span><text:span text:style-name="T19">imm</text:span><text:span text:style-name="T17">32.</text:span></text:p>
        </text:list-item>
        <text:list-item>
          <text:p text:style-name="P85">[63] – резерв</text:p>
        </text:list-item>
      </text:list>
      <text:p text:style-name="P21">Замечание.</text:p>
      <text:p text:style-name="P39"><text:span text:style-name="T17">Коды инструкции </text:span><text:span text:style-name="T19">MUL</text:span><text:span text:style-name="T17"> </text:span><text:span text:style-name="T19">Rd</text:span><text:span text:style-name="T17">, </text:span><text:span text:style-name="T19">Rn</text:span><text:span text:style-name="T17">, </text:span><text:span text:style-name="T19">Rm</text:span><text:span text:style-name="T17">: Поле </text:span><text:span text:style-name="T19">opcode</text:span><text:span text:style-name="T17"> = </text:span><text:span text:style-name="T19">MUL</text:span><text:span text:style-name="T17">, [11] = 1, [12] = 0 [13] = 1.</text:span></text:p>
      <text:p text:style-name="P39"><text:span text:style-name="T17">Инструкции, </text:span><text:span text:style-name="T19">MUL</text:span><text:span text:style-name="T17"> </text:span><text:span text:style-name="T19">Rd</text:span><text:span text:style-name="T17">, </text:span><text:span text:style-name="T19">Rn</text:span><text:span text:style-name="T17">, </text:span><text:span text:style-name="T19">imm</text:span><text:span text:style-name="T17">32. Поле </text:span><text:span text:style-name="T19">opcode</text:span><text:span text:style-name="T17"> = </text:span><text:span text:style-name="T19">MUL</text:span><text:span text:style-name="T17">, [11] = 1, [12] = 1 <text:s text:c="4"/>[13] = 0. </text:span></text:p>
      <text:p text:style-name="P39"><draw:frame draw:style-name="fr1" draw:name="Frame3" text:anchor-type="paragraph" svg:x="4.4866in" svg:y="0.4252in" svg:width="2.8563in" draw:z-index="2"><draw:text-box fo:min-height="0.0161in"><table:table table:name="Table4" table:style-name="Table4"><table:table-column table:style-name="Table4.A"/><table:table-column table:style-name="Table4.B"/><table:table-row table:style-name="Table4.1"><table:table-cell table:style-name="Table4.A1" table:number-columns-spanned="2" office:value-type="string"><text:p text:style-name="P1"><text:span text:style-name="T7">Таблица </text:span><text:span text:style-name="T5">4</text:span><text:span text:style-name="T7">.</text:span></text:p></table:table-cell><table:covered-table-cell/></table:table-row><table:table-row table:style-name="Table4.1"><table:table-cell table:style-name="Table4.A1" table:number-columns-spanned="2" office:value-type="string"><text:p text:style-name="P1"><text:span text:style-name="T7">Коды инструкций</text:span><text:span text:style-name="T5"> </text:span><text:span text:style-name="T7">прехода</text:span></text:p></table:table-cell><table:covered-table-cell/></table:table-row><table:table-row table:style-name="Table4.1"><table:table-cell table:style-name="Table4.A1" office:value-type="string"><text:p text:style-name="P2">0000</text:p></table:table-cell><table:table-cell table:style-name="Table4.A1" office:value-type="string"><text:p text:style-name="P3">BL</text:p></table:table-cell></table:table-row><table:table-row table:style-name="Table4.1"><table:table-cell table:style-name="Table4.A1" office:value-type="string"><text:p text:style-name="P2">0001/1001</text:p></table:table-cell><table:table-cell table:style-name="Table4.A1" office:value-type="string"><text:p text:style-name="P3">BO(imm)/BO(reg)</text:p></table:table-cell></table:table-row><table:table-row table:style-name="Table4.1"><table:table-cell table:style-name="Table4.A1" office:value-type="string"><text:p text:style-name="P2">0010/1010</text:p></table:table-cell><table:table-cell table:style-name="Table4.A1" office:value-type="string"><text:p text:style-name="P3">B(imm)/B(reg)</text:p></table:table-cell></table:table-row><table:table-row table:style-name="Table4.1"><table:table-cell table:style-name="Table4.A1" office:value-type="string"><text:p text:style-name="P2">0011</text:p></table:table-cell><table:table-cell table:style-name="Table4.A1" office:value-type="string"><text:p text:style-name="P3">RET</text:p></table:table-cell></table:table-row><table:table-row table:style-name="Table4.1"><table:table-cell table:style-name="Table4.A1" office:value-type="string"><text:p text:style-name="P2">0100</text:p></table:table-cell><table:table-cell table:style-name="Table4.A1" office:value-type="string"><text:p text:style-name="P3">XRET</text:p></table:table-cell></table:table-row></table:table></draw:text-box></draw:frame><text:span text:style-name="T17">А, например инструкция </text:span><text:span text:style-name="T20">SMULL</text:span><text:span text:style-name="T18"> </text:span><text:span text:style-name="T19">Rd</text:span><text:span text:style-name="T17">, </text:span><text:span text:style-name="T19">Rn</text:span><text:span text:style-name="T17">, </text:span><text:span text:style-name="T19">Rm</text:span><text:span text:style-name="T17">, </text:span><text:span text:style-name="T19">Ra</text:span><text:span text:style-name="T17"> Поле </text:span><text:span text:style-name="T19">opcode</text:span><text:span text:style-name="T17"> = </text:span><text:span text:style-name="T19">wMUL</text:span><text:span text:style-name="T17">, [11] = 1, [12] = 1, [13] = 0. Для </text:span><text:span text:style-name="T19">UMULL</text:span><text:span text:style-name="T17"> [12] = 0</text:span></text:p>
      <text:p text:style-name="P26">Умножение всегда влияет на регистр флагов.</text:p>
      <text:h text:style-name="P57" text:outline-level="3"><text:s/>Команды доступа в память</text:h>
      <text:list xml:id="list3973881714651306606" text:style-name="WWNum27">
        <text:list-item>
          <text:p text:style-name="P73"><text:span text:style-name="T19">[0:</text:span><text:span text:style-name="T17">1</text:span><text:span text:style-name="T19">] </text:span><text:span text:style-name="T17">– привилегии</text:span></text:p>
        </text:list-item>
        <text:list-item>
          <text:p text:style-name="P73"><text:span text:style-name="T19">[2:6] </text:span><text:span text:style-name="T17">– </text:span><text:span text:style-name="T19">cond</text:span><text:span text:style-name="T17"> код условия</text:span></text:p>
        </text:list-item>
        <text:list-item>
          <text:p text:style-name="P73"><draw:frame draw:style-name="fr2" draw:name="Frame4" text:anchor-type="paragraph" svg:x="4.5028in" svg:y="0.0492in" svg:width="2.8563in" draw:z-index="3"><draw:text-box fo:min-height="0.0161in"><table:table table:name="Table5" table:style-name="Table5"><table:table-column table:style-name="Table5.A"/><table:table-column table:style-name="Table5.B"/><table:table-row table:style-name="Table5.1"><table:table-cell table:style-name="Table5.A1" table:number-columns-spanned="2" office:value-type="string"><text:p text:style-name="P1"><text:span text:style-name="T7">Таблица </text:span><text:span text:style-name="T5">5</text:span><text:span text:style-name="T7">.</text:span></text:p></table:table-cell><table:covered-table-cell/></table:table-row><table:table-row table:style-name="Table5.1"><table:table-cell table:style-name="Table5.A1" table:number-columns-spanned="2" office:value-type="string"><text:p text:style-name="P2">Коды системных инструкций</text:p></table:table-cell><table:covered-table-cell/></table:table-row><table:table-row table:style-name="Table5.1"><table:table-cell table:style-name="Table5.A1" office:value-type="string"><text:p text:style-name="P2">0000</text:p></table:table-cell><table:table-cell table:style-name="Table5.A1" office:value-type="string"><text:p text:style-name="P3">INSY</text:p></table:table-cell></table:table-row><table:table-row table:style-name="Table5.1"><table:table-cell table:style-name="Table5.A1" office:value-type="string"><text:p text:style-name="P2">0001</text:p></table:table-cell><table:table-cell table:style-name="Table5.A1" office:value-type="string"><text:p text:style-name="P3">IN</text:p></table:table-cell></table:table-row><table:table-row table:style-name="Table5.1"><table:table-cell table:style-name="Table5.A1" office:value-type="string"><text:p text:style-name="P2">0010</text:p></table:table-cell><table:table-cell table:style-name="Table5.A1" office:value-type="string"><text:p text:style-name="P3">OUTSY</text:p></table:table-cell></table:table-row><table:table-row table:style-name="Table5.1"><table:table-cell table:style-name="Table5.A1" office:value-type="string"><text:p text:style-name="P2">0011</text:p></table:table-cell><table:table-cell table:style-name="Table5.A1" office:value-type="string"><text:p text:style-name="P3">OUT</text:p></table:table-cell></table:table-row><table:table-row table:style-name="Table5.1"><table:table-cell table:style-name="Table5.A1" office:value-type="string"><text:p text:style-name="P2">0 100</text:p></table:table-cell><table:table-cell table:style-name="Table5.A1" office:value-type="string"><text:p text:style-name="P3">SFL</text:p></table:table-cell></table:table-row><table:table-row table:style-name="Table5.1"><table:table-cell table:style-name="Table5.A1" office:value-type="string"><text:p text:style-name="P2">0101</text:p></table:table-cell><table:table-cell table:style-name="Table5.A1" office:value-type="string"><text:p text:style-name="P3">LFL</text:p></table:table-cell></table:table-row><table:table-row table:style-name="Table5.1"><table:table-cell table:style-name="Table5.A1" office:value-type="string"><text:p text:style-name="P2">0110</text:p></table:table-cell><table:table-cell table:style-name="Table5.A1" office:value-type="string"><text:p text:style-name="P3">SMF</text:p></table:table-cell></table:table-row><table:table-row table:style-name="Table5.1"><table:table-cell table:style-name="Table5.A1" office:value-type="string"><text:p text:style-name="P2">0111</text:p></table:table-cell><table:table-cell table:style-name="Table5.A1" office:value-type="string"><text:p text:style-name="P3">SINT</text:p></table:table-cell></table:table-row><table:table-row table:style-name="Table5.1"><table:table-cell table:style-name="Table5.A1" office:value-type="string"><text:p text:style-name="P2">1000</text:p></table:table-cell><table:table-cell table:style-name="Table5.A1" office:value-type="string"><text:p text:style-name="P3">BINT</text:p></table:table-cell></table:table-row><table:table-row table:style-name="Table5.1"><table:table-cell table:style-name="Table5.A1" office:value-type="string"><text:p text:style-name="P2">1001</text:p></table:table-cell><table:table-cell table:style-name="Table5.A1" office:value-type="string"><text:p text:style-name="P3">UINT</text:p></table:table-cell></table:table-row><table:table-row table:style-name="Table5.1"><table:table-cell table:style-name="Table5.A1" office:value-type="string"><text:p text:style-name="P2">1010</text:p></table:table-cell><table:table-cell table:style-name="Table5.A1" office:value-type="string"><text:p text:style-name="P3">CINT</text:p></table:table-cell></table:table-row><table:table-row table:style-name="Table5.1"><table:table-cell table:style-name="Table5.A1" office:value-type="string"><text:p text:style-name="P2">1011</text:p></table:table-cell><table:table-cell table:style-name="Table5.A1" office:value-type="string"><text:p text:style-name="P3">INT</text:p></table:table-cell></table:table-row></table:table></draw:text-box></draw:frame><text:span text:style-name="T17">[7:10] – </text:span><text:span text:style-name="T19">opcode</text:span><text:span text:style-name="T17"> код операции.</text:span></text:p>
        </text:list-item>
        <text:list-item>
          <text:p text:style-name="P73"><text:span text:style-name="T17">[11] – тип операции (</text:span><text:span text:style-name="T17">0 — </text:span><text:span text:style-name="T19">store</text:span><text:span text:style-name="T17">/ </text:span><text:span text:style-name="T17">1 - </text:span><text:span text:style-name="T19">load</text:span><text:span text:style-name="T17">)</text:span></text:p>
        </text:list-item>
        <text:list-item>
          <text:p text:style-name="P86">[12:13] – размер операндов(64/32/16/8 бит)</text:p>
        </text:list-item>
        <text:list-item>
          <text:p text:style-name="P90">[14:18] - Scale</text:p>
        </text:list-item>
        <text:list-item>
          <text:p text:style-name="P73"><text:span text:style-name="T17">[19:24] – </text:span><text:span text:style-name="T19">Rn</text:span></text:p>
        </text:list-item>
        <text:list-item>
          <text:p text:style-name="P73"><text:span text:style-name="T17">[25:30] – </text:span><text:span text:style-name="T19">Rd</text:span></text:p>
        </text:list-item>
        <text:list-item>
          <text:p text:style-name="P73"><text:span text:style-name="T17">[3</text:span><text:span text:style-name="T19">1</text:span><text:span text:style-name="T17">:6</text:span><text:span text:style-name="T19">2</text:span><text:span text:style-name="T17">] –</text:span><text:span text:style-name="T19"> offset</text:span><text:span text:style-name="T17"> </text:span><text:span text:style-name="T19">(imm</text:span><text:span text:style-name="T17">32</text:span><text:span text:style-name="T19">) </text:span><text:span text:style-name="T17">.</text:span></text:p>
        </text:list-item>
      </text:list>
      <text:h text:style-name="P57" text:outline-level="3">Команды перехода.</text:h>
      <text:list xml:id="list1402931342780391548" text:style-name="WWNum28">
        <text:list-item>
          <text:p text:style-name="P74"><text:span text:style-name="T19">[0:</text:span><text:span text:style-name="T17">1</text:span><text:span text:style-name="T19">] </text:span><text:span text:style-name="T17">– привилегии</text:span></text:p>
        </text:list-item>
        <text:list-item>
          <text:p text:style-name="P74"><text:span text:style-name="T19">[2:6] </text:span><text:span text:style-name="T17">– </text:span><text:span text:style-name="T19">cond</text:span><text:span text:style-name="T17"> код условия</text:span></text:p>
        </text:list-item>
        <text:list-item>
          <text:p text:style-name="P74"><text:span text:style-name="T17">[7:10] – </text:span><text:span text:style-name="T19">opcode</text:span><text:span text:style-name="T17"> код операции.</text:span></text:p>
        </text:list-item>
        <text:list-item>
          <text:p text:style-name="P74"><text:span text:style-name="T17">[11:14] – тип операции (Таблица </text:span><text:span text:style-name="T19">4</text:span><text:span text:style-name="T17">)</text:span></text:p>
        </text:list-item>
        <text:list-item>
          <text:p text:style-name="P74"><text:span text:style-name="T17">[19:24] – </text:span><text:span text:style-name="T19">R</text:span></text:p>
        </text:list-item>
      </text:list>
      <text:p text:style-name="P16"><draw:frame draw:style-name="fr1" draw:name="Frame5" text:anchor-type="paragraph" svg:x="4.9634in" svg:y="-0.002in" svg:width="2.5362in" draw:z-index="4"><draw:text-box fo:min-height="0.0161in"><table:table table:name="Table6" table:style-name="Table6"><table:table-column table:style-name="Table6.A"/><table:table-column table:style-name="Table6.B"/><table:table-column table:style-name="Table6.C"/><table:table-row table:style-name="Table6.1"><table:table-cell table:style-name="Table6.A1" table:number-columns-spanned="3" office:value-type="string"><text:p text:style-name="P2">Таблица 6.</text:p></table:table-cell><table:covered-table-cell/><table:covered-table-cell/></table:table-row><table:table-row table:style-name="Table6.1"><table:table-cell table:style-name="Table6.A1" table:number-columns-spanned="3" office:value-type="string"><text:p text:style-name="P3">[0:1]</text:p></table:table-cell><table:covered-table-cell/><table:covered-table-cell/></table:table-row><table:table-row table:style-name="Table6.1"><table:table-cell table:style-name="Table6.A1" office:value-type="string"><text:p text:style-name="P2">Код</text:p></table:table-cell><table:table-cell table:style-name="Table6.A1" office:value-type="string"><text:p text:style-name="P2">префикс</text:p></table:table-cell><table:table-cell table:style-name="Table6.A1" office:value-type="string"><text:p text:style-name="P2">описание</text:p></table:table-cell></table:table-row><table:table-row table:style-name="Table6.1"><table:table-cell table:style-name="Table6.A1" office:value-type="string"><text:p text:style-name="P1">00</text:p></table:table-cell><table:table-cell table:style-name="Table6.A1" office:value-type="string"><text:p text:style-name="P2">Нет</text:p></table:table-cell><table:table-cell table:style-name="Table6.A1" office:value-type="string"><text:p text:style-name="P3">Ignore</text:p></table:table-cell></table:table-row><table:table-row table:style-name="Table6.1"><table:table-cell table:style-name="Table6.A1" office:value-type="string"><text:p text:style-name="P2">01</text:p></table:table-cell><table:table-cell table:style-name="Table6.A1" office:value-type="string"><text:p text:style-name="P3">EIH</text:p></table:table-cell><table:table-cell table:style-name="Table6.A1" office:value-type="string"><text:p text:style-name="P4">INT</text:p></table:table-cell></table:table-row><table:table-row table:style-name="Table6.1"><table:table-cell table:style-name="Table6.A1" office:value-type="string"><text:p text:style-name="P3">11</text:p></table:table-cell><table:table-cell table:style-name="Table6.A1" office:value-type="string"><text:p text:style-name="P2">Нет</text:p></table:table-cell><table:table-cell table:style-name="Table6.A1" office:value-type="string"><text:p text:style-name="P3">Ignore</text:p></table:table-cell></table:table-row><table:table-row table:style-name="Table6.1"><table:table-cell table:style-name="Table6.A1" office:value-type="string"><text:p text:style-name="P3">10</text:p></table:table-cell><table:table-cell table:style-name="Table6.A1" office:value-type="string"><text:p text:style-name="P2">Нет</text:p></table:table-cell><table:table-cell table:style-name="Table6.A1" office:value-type="string"><text:p text:style-name="P3">Ignore</text:p></table:table-cell></table:table-row></table:table></draw:text-box></draw:frame><text:soft-page-break/>Либо, в зависимости от типа операции:</text:p>
      <text:list xml:id="list1245369346" text:continue-numbering="true" text:style-name="WWNum28">
        <text:list-item>
          <text:p text:style-name="P74"><text:span text:style-name="T17">[15:62] – </text:span><text:span text:style-name="T19">imm</text:span><text:span text:style-name="T17">48</text:span></text:p>
        </text:list-item>
      </text:list>
      <text:h text:style-name="P57" text:outline-level="3">Системные инструкции</text:h>
      <text:list xml:id="list451503677" text:continue-numbering="true" text:style-name="WWNum28">
        <text:list-item>
          <text:p text:style-name="P74"><text:span text:style-name="T19">[0:</text:span><text:span text:style-name="T17">1</text:span><text:span text:style-name="T19">] </text:span><text:span text:style-name="T17">– привилегии</text:span></text:p>
        </text:list-item>
        <text:list-item>
          <text:p text:style-name="P74"><text:span text:style-name="T19">[2:6] </text:span><text:span text:style-name="T17">– </text:span><text:span text:style-name="T19">cond</text:span><text:span text:style-name="T17"> код условия</text:span></text:p>
        </text:list-item>
        <text:list-item>
          <text:p text:style-name="P74"><text:span text:style-name="T17">[7:10] – </text:span><text:span text:style-name="T19">opcode</text:span><text:span text:style-name="T17"> код операции.</text:span></text:p>
        </text:list-item>
        <text:list-item>
          <text:p text:style-name="P74"><text:span text:style-name="T17">[11:14] – тип операции (Таблица </text:span><text:span text:style-name="T19">5</text:span><text:span text:style-name="T17">)</text:span></text:p>
        </text:list-item>
        <text:list-item>
          <text:p text:style-name="P87">[15:18] – xxxxxxxx</text:p>
        </text:list-item>
        <text:list-item>
          <text:p text:style-name="P74"><text:span text:style-name="T17">[19:24] – </text:span><text:span text:style-name="T19">Rn</text:span></text:p>
        </text:list-item>
        <text:list-item>
          <text:p text:style-name="P74"><text:span text:style-name="T17">[25:30] – </text:span><text:span text:style-name="T19">Rd</text:span></text:p>
        </text:list-item>
        <text:list-item>
          <text:p text:style-name="P74"><text:span text:style-name="T17">[31] </text:span><text:span text:style-name="T19">I</text:span><text:span text:style-name="T17"> – <text:s/>тип операнда</text:span></text:p>
        </text:list-item>
        <text:list-item>
          <text:p text:style-name="P74"><text:span text:style-name="T19">[32:37] </text:span><text:span text:style-name="T17">–номер прерывания/номер порта</text:span></text:p>
        </text:list-item>
      </text:list>
      <text:p text:style-name="P22"><text:span text:style-name="T17">Архитектура набора команд базируется на </text:span><text:span text:style-name="T19">ARM</text:span><text:span text:style-name="T17">. Например формат поля </text:span><text:span text:style-name="T19">cond</text:span><text:span text:style-name="T17"> взят с </text:span><text:span text:style-name="T19">ARM</text:span><text:span text:style-name="T17">. </text:span></text:p>
      <text:p text:style-name="P21">На таблице 6, показан формат поля привилегий.</text:p>
      <text:p text:style-name="P20"><text:s/>Замечание по поводу привилегий. Все инструкции из обработчиков исключений должны иметь префикс 01, например EIHADD R2, R5, R54</text:p>
      <text:h text:style-name="P13" text:outline-level="2"/>
      <text:h text:style-name="P13" text:outline-level="2">Исключения.</text:h>
      <text:p text:style-name="P42"><text:span text:style-name="T18">Если команда вызвала исключение то устанавливается соответствующий этому исключению бит в регистре </text:span><text:span text:style-name="T20">INR</text:span><text:span text:style-name="T18">.</text:span></text:p>
      <text:p text:style-name="P17"><text:span text:style-name="T20">MEMEX</text:span><text:span text:style-name="T18"> – исключение защиты памяти. </text:span><text:span text:style-name="T20">N</text:span><text:span text:style-name="T18"> = 10(номер бита в регистре </text:span><text:span text:style-name="T20">INR</text:span><text:span text:style-name="T18">).</text:span></text:p>
      <text:p text:style-name="P17"><text:span text:style-name="T20">OPEX</text:span><text:span text:style-name="T18"> – исключение неверного опкода команды. </text:span><text:span text:style-name="T20">N</text:span><text:span text:style-name="T18"> = 11.</text:span></text:p>
      <text:p text:style-name="P15"/>
      <text:h text:style-name="P13" text:outline-level="2">Обработка исключительных ситуация и прерываний.</text:h>
      <text:p text:style-name="P11"><text:tab/></text:p>
      <text:p text:style-name="P43"><text:span text:style-name="T18">Адреса обработчиков прерываний выровнены на 8 байт, и их ненулевая часть хранится хранятся в регистрах </text:span><text:span text:style-name="T20">IAD</text:span><text:span text:style-name="T18">0 – </text:span><text:span text:style-name="T20">IAD</text:span><text:span text:style-name="T18">63.</text:span></text:p>
      <text:p text:style-name="P44"><text:soft-page-break/><text:span text:style-name="T18">Флаги в регистре </text:span><text:span text:style-name="T20">INR</text:span><text:span text:style-name="T18"> могут изменяться либо явно (</text:span><text:span text:style-name="T20">INT</text:span><text:span text:style-name="T18">), либо в результате исключений. После того как инструкция </text:span><text:span text:style-name="T20">INT</text:span><text:span text:style-name="T18"> установила флаг прерывания, следующая команда берется по адресу, соответствующего обработчика.</text:span></text:p>
      <text:p text:style-name="P12"/>
      <text:h text:style-name="P10" text:outline-level="1">Микроархитектура вычислительного ядра.</text:h>
      <text:p text:style-name="P11"/>
      <text:h text:style-name="P10" text:outline-level="1">Модель взаимодействия ядер между собой и памятью.</text:h>
      <text:p text:style-name="P11"/>
      <text:p text:style-name="P45">Каждое ядро имеет 4 порта ввода и 4 порта вывода, для взаимодействия с соседними ядрами.</text:p>
      <text:p text:style-name="P45">Первая реализация будет поддерживать только непосредственное взаимодействие между ядрами. Память каждого ядра независима. Более сложное межъядерное взаимодействие(общая память) появится в следующих реализациях.</text:p>
      <text:p text:style-name="P46"><text:span text:style-name="T8">Модель </text:span><text:span text:style-name="T9">NUMA</text:span><text:span text:style-name="T8">. У каждого ядра есть своя память данных и команд, а также своя память, но ядро имеет доступ к памяти другого ядра, через специальные команды. Ядра, так-же могут передавать данные непосредственно в соседнее ядро.</text:span></text:p>
      <text:h text:style-name="P8" text:outline-level="1"><text:span text:style-name="T16">Разработка и верификация </text:span><text:span text:style-name="T6">Verilog</text:span><text:span text:style-name="T16">-модели</text:span></text:h>
      <text:p text:style-name="P20"/>
      <text:p text:style-name="P20"><text:tab/>Для верификации должна быть использована программная модель вычислительного ядра. Предполагается ее написание на ЯП С++.</text:p>
      <text:p text:style-name="P20"/>
      <text:p text:style-name="P58"><text:span text:style-name="T18">/*</text:span><text:span text:style-name="T22">Дневник разработки</text:span></text:p>
      <text:p text:style-name="P32"><text:span text:style-name="T3"><text:tab/></text:span><text:span text:style-name="T10">01.11.2020 – начало разработки </text:span><text:span text:style-name="T12">ISA</text:span><text:span text:style-name="T10">.</text:span></text:p>
      <text:p text:style-name="P38"><text:span text:style-name="T10">02.11.2020 – </text:span><text:span text:style-name="T10">п</text:span><text:span text:style-name="T10">ервая версия </text:span><text:span text:style-name="T12">ISA</text:span><text:span text:style-name="T10">, а так-же черновой вариант машинного <text:s/>представления команд.</text:span></text:p>
      <text:p text:style-name="P38"><text:span text:style-name="T10"><text:tab/>Текущие вопросы</text:span><text:span text:style-name="T12">: </text:span></text:p>
      <text:list xml:id="list5530942331224410935" text:style-name="WWNum20">
        <text:list-item>
          <text:p text:style-name="P75"><text:span text:style-name="T10">Реализовывать ли в первой версии архитектуры инструкции умножения, и если да то как? Конверезировать </text:span><text:span text:style-name="T12">ALU</text:span><text:span text:style-name="T10">, или сделать умножение за один такт?</text:span></text:p>
        </text:list-item>
        <text:list-item>
          <text:p text:style-name="P92">Достаточно ли инструкций для межъядерного взаимодействия?(04.11.2020 Пока достаточно.)</text:p>
        </text:list-item>
      </text:list>
      <text:p text:style-name="P30"><text:tab/>Планы на 03.11.2020 – завершить разработку машинного языка.</text:p>
      <text:p text:style-name="P30"><text:tab/>03.11.2020 </text:p>
      <text:p text:style-name="P34">1) Машинный язык построен.</text:p>
      <text:p text:style-name="P34">2) Написан тестовый вариант умножителя (Алгоритм Бута).</text:p>
      <text:p text:style-name="P34">3) Начало проектирования однотактного варианта микроархитектуры.</text:p>
      <text:p text:style-name="P34">Вопрос межъядерного взаимодействия не обдумывался.</text:p>
      <text:p text:style-name="P37">Планы на 04.11.2020 </text:p>
      <text:list xml:id="list6452720323356875373" text:style-name="WWNum21">
        <text:list-item>
          <text:p text:style-name="P76"><text:span text:style-name="T10">Проанализировать умножитель на возможность конвееризации, провести моделирование в </text:span><text:span text:style-name="T12">Quartus</text:span><text:span text:style-name="T10">.</text:span></text:p>
        </text:list-item>
        <text:list-item>
          <text:p text:style-name="P76"><text:span text:style-name="T10">На основании анализа Умножителя, доработать и начать реализацию на </text:span><text:span text:style-name="T12">Verilog</text:span><text:span text:style-name="T10"> однотактной микроархитектуры.</text:span></text:p>
        </text:list-item>
        <text:list-item>
          <text:p text:style-name="P76"><text:span text:style-name="T10">Если будет свободное время, подумать над архитектурой эмулятора. (на </text:span><text:span text:style-name="T12">C</text:span><text:span text:style-name="T10">++)</text:span></text:p>
        </text:list-item>
      </text:list>
      <text:p text:style-name="P37">04.11.2020</text:p>
      <text:p text:style-name="P48"><text:span text:style-name="T10">Возникли проблемы с </text:span><text:span text:style-name="T12">Quartus</text:span><text:span text:style-name="T10">. Решение проблем отложу до стадии структурной реализации </text:span><text:span text:style-name="T12">Verilog</text:span><text:span text:style-name="T10">-кода.</text:span></text:p>
      <text:p text:style-name="P47">Умножение, скорее всего, сделаю за один такт, либо вообще, в первых версиях его не будет.</text:p>
      <text:p text:style-name="P49"><text:span text:style-name="T10">Сделан набросок программы – эмулятора (</text:span><text:span text:style-name="T12">SMPemulator</text:span><text:span text:style-name="T10">). Реализация ОО подходом. Разработка ведется в </text:span><text:span text:style-name="T12">IDE</text:span><text:span text:style-name="T10"> </text:span><text:span text:style-name="T12">Visual</text:span><text:span text:style-name="T10"> </text:span><text:span text:style-name="T12">Studio</text:span><text:span text:style-name="T10"> 2017.</text:span></text:p>
      <text:p text:style-name="P38"><text:soft-page-break/><text:span text:style-name="T10">К </text:span><text:span text:style-name="T12">Veriolog –</text:span><text:span text:style-name="T10">реализации</text:span><text:span text:style-name="T12">:</text:span></text:p>
      <text:p text:style-name="P49"><text:span text:style-name="T10">Сначала сделаю поведенческое описание(</text:span><text:span text:style-name="T12">behavior</text:span><text:span text:style-name="T10">). Тестирование будет проходить в программе </text:span><text:span text:style-name="T12">ModelSim</text:span><text:span text:style-name="T10">. Затем, когда модель будет функционально-готова, можно переходить к более детальному описанию проекта. В дальнейшем, возможна, реализации на </text:span><text:span text:style-name="T12">FPGA</text:span><text:span text:style-name="T10">.</text:span></text:p>
      <text:p text:style-name="P49"><text:span text:style-name="T10">На текущем этапе средства САПР </text:span><text:span text:style-name="T12">Quartus</text:span><text:span text:style-name="T10"> использовать только для просмотра </text:span><text:span text:style-name="T12">RTL</text:span><text:span text:style-name="T10">. <text:s/>В случае возникновения “затыков” с программой, не углубляться в их разрешение (Можно потратить много времени ни на что).</text:span></text:p>
      <text:p text:style-name="P37">Планы на 05.11.2020 </text:p>
      <text:p text:style-name="P50">То, что не сделано 04.11.2020.</text:p>
      <text:p text:style-name="P37">05.11.2020</text:p>
      <text:p text:style-name="P50">Продолжена разработка эмулятора. Все пояснения, написаны в коде.</text:p>
      <text:p text:style-name="P37">Планы на 06.11.2020:</text:p>
      <text:p text:style-name="P48"><text:span text:style-name="T10">Хрошенько подумать на архитектурой эмулятора. И Архитектурой однотактового </text:span><text:span text:style-name="T12">SMP</text:span><text:span text:style-name="T10">.</text:span></text:p>
      <text:p text:style-name="P37">06.11.2020</text:p>
      <text:p text:style-name="P52">Сегодня проектировал эмулятор, его архитектура, в принципе готова.</text:p>
      <text:p text:style-name="P38"><text:span text:style-name="T10">Начал писать код. Отладка, скорее всего, завтра. Надо не забывать что, эта программа не является конечной целью, она лишь инструмент. Она нужна для отладки программ, и для лучшего понимания работы Ядра </text:span><text:span text:style-name="T12">SMP</text:span><text:span text:style-name="T10">.</text:span></text:p>
      <text:p text:style-name="P51"><text:span text:style-name="T10">Замечено что код декодера инструкций можно “легко” переиспользовать для дизассембера </text:span><text:span text:style-name="T12">SMP</text:span><text:span text:style-name="T10">.</text:span></text:p>
      <text:p text:style-name="P51"><text:span text:style-name="T10">Замечена проблема с </text:span><text:span text:style-name="T12">ISA</text:span><text:span text:style-name="T10">. Когда исполняется обработчик исключения, то если появилось исключение, то возможно неопределенное поведение. Если Установлены два и/или прерывания, то нужно чтобы после обработки прерывания с высоким приоритетом, исполнился обработчик исключения более низкого приоритета. Возможно нужно добавить признак того что сейчас происходит работает обработчик, но тогда нужно добавить специальную команду выхода из обработчика.</text:span></text:p>
      <text:p text:style-name="P50">Решение. Необходимо маскировать прерывания, когда происходит обработка исключения. </text:p>
      <text:p text:style-name="P37">Планы на 07.11.2020</text:p>
      <text:p text:style-name="P59"><text:soft-page-break/><text:span text:style-name="T10">Поосваивать что-нибудь по С++. </text:span><text:span text:style-name="T4">Важно не потратить весь день на это. </text:span></text:p>
      <text:p text:style-name="P25"><text:span text:style-name="T10"><text:tab/>Все-таки, попытаться <text:s/>начать проектирование однотактной <text:tab/><text:tab/><text:tab/><text:tab/><text:tab/>микроархитектуры </text:span><text:span text:style-name="T12">SMP</text:span><text:span text:style-name="T10">. </text:span></text:p>
      <text:p text:style-name="P25"><text:span text:style-name="T10"><text:tab/>Вторая задача в приоретете, но и о </text:span><text:span text:style-name="T12">C</text:span><text:span text:style-name="T10">++ не забывать.</text:span></text:p>
      <text:p text:style-name="P25"><text:span text:style-name="T10"><text:tab/>Весь день на проект </text:span><text:span text:style-name="T12">SMP</text:span><text:span text:style-name="T10">, тратить не сильно хочу</text:span></text:p>
      <text:p text:style-name="P25"><text:span text:style-name="T10"><text:tab/>Замечание по поводу названия “</text:span><text:span text:style-name="T12">SMP</text:span><text:span text:style-name="T10">”, аббревиатура совпадает с <text:tab/><text:tab/><text:tab/>абервиатурой </text:span><text:span text:style-name="T12">SMP</text:span><text:span text:style-name="T10">: </text:span><text:span text:style-name="T12">Symmetric</text:span><text:span text:style-name="T10"> </text:span><text:span text:style-name="T12">Multiprocessor</text:span><text:span text:style-name="T10">. В дальнейшем название <text:tab/>будет <text:tab/>измененно.</text:span></text:p>
      <text:p text:style-name="P53">Теперь по поводу Конвеерезации умножения.</text:p>
      <text:p text:style-name="P54"><text:span text:style-name="T10"><text:tab/>Пока </text:span><text:span text:style-name="T12">behavior</text:span><text:span text:style-name="T10"> – </text:span><text:span text:style-name="T12">style</text:span><text:span text:style-name="T10">, включ</text:span><text:span text:style-name="T10">у</text:span><text:span text:style-name="T10"> умножение в стадию </text:span><text:span text:style-name="T12">Execute</text:span><text:span text:style-name="T10">.</text:span></text:p>
      <text:p text:style-name="P54"><text:span text:style-name="T10"><text:tab/>Т.е пока не конвеерезировать. Когда модель будет готова и отлажена, можно заняться разработкой <text:s/>конвеерного устройства исполнения (Возможно расширение набора команд командами с </text:span><text:span text:style-name="T12">floating</text:span><text:span text:style-name="T10"> </text:span><text:span text:style-name="T12">point</text:span><text:span text:style-name="T10">).</text:span></text:p>
      <text:p text:style-name="P37">07.11.2020</text:p>
      <text:p text:style-name="P38"><text:span text:style-name="T12"><text:tab/></text:span><text:span text:style-name="T10">1) Исправлена неточность в </text:span><text:span text:style-name="T12">ISA</text:span><text:span text:style-name="T10">, связанная с обработкой исключений. В регистр флагов добавлен бит обработчика исключений. После того как бит исключения установился, происходит переход на обработчик, и устанавливается бит в регистре флагов. Инструкции, срабатывающие от бита обработчика исключений, не могут влиять на регистр исключений. В связи с этими изменениями, инструкции обработчиков прерываний должны работать по условию установления бита обработчика прерываний в регистре флагов.</text:span></text:p>
      <text:p text:style-name="P38"><text:span text:style-name="T10"><text:tab/>2) </text:span><text:span text:style-name="T12">ISA</text:span><text:span text:style-name="T10"> – формализованна и почти готова к реализации (микроархитектурной). Но желательно сначало заиметь работающий эмулятор. Возможно, он поможет выявить скрытые косяки в </text:span><text:span text:style-name="T12">ISA</text:span><text:span text:style-name="T10">.</text:span></text:p>
      <text:p text:style-name="P50">3) <text:tab/>Продолжена разработка эмулятора. Написана и отлажена (вроде) основная структура. Осталось реализовать декодер, и инструкции.</text:p>
      <text:p text:style-name="P35"><text:span text:style-name="T10">Больше всего времени потрачено на 3й пункт, в связи с “приколами </text:span><text:span text:style-name="T12">C</text:span><text:span text:style-name="T10">++”.</text:span></text:p>
      <text:p text:style-name="P34"/>
      <text:p text:style-name="P22"><text:span text:style-name="T10">Планы на 0</text:span><text:span text:style-name="T12">8</text:span><text:span text:style-name="T10">.11.2020</text:span></text:p>
      <text:list xml:id="list7598274455585320284" text:style-name="WWNum26">
        <text:list-item>
          <text:p text:style-name="P93">Потрать не сильно много времени на Проект.</text:p>
        </text:list-item>
        <text:list-item>
          <text:p text:style-name="P77"><text:soft-page-break/><text:span text:style-name="T10">Решить проблему кодировании кодов условий, в машинной записи инструкций (биты [0:6]), возможно потребуется переработка регистра флагов. </text:span><text:span text:style-name="T11">ЖЕЛАТЕЛЬНО не изменять формат машинных инструкций.</text:span></text:p>
        </text:list-item>
      </text:list>
      <text:list xml:id="list267103605" text:continue-list="list1839440123" text:style-name="WWNum19">
        <text:list-item>
          <text:p text:style-name="P99"><text:span text:style-name="T10">Предварительное решение</text:span><text:span text:style-name="T12">:</text:span></text:p>
        </text:list-item>
        <text:list-item>
          <text:p text:style-name="P100"><text:tab/>Записывать в код условия номер соответствующего флага в регистре флагов.</text:p>
        </text:list-item>
      </text:list>
      <text:p text:style-name="P22"><text:span text:style-name="T10"><text:tab/></text:span><text:span text:style-name="T11">Первый пункт в приоретете.</text:span></text:p>
      <text:p text:style-name="P19">08.11.2020</text:p>
      <text:p text:style-name="P38"><text:span text:style-name="T10">1) Решена проблема с кодированием условий исполнения. Немного изменена </text:span><text:span text:style-name="T12">ISA</text:span><text:span text:style-name="T10">.</text:span></text:p>
      <text:p text:style-name="P37">2) Доработана документация.</text:p>
      <text:p text:style-name="P22"><text:span text:style-name="T10">Планы на </text:span><text:span text:style-name="T12">09.11.2020</text:span></text:p>
      <text:list xml:id="list2808493794524214866" text:style-name="WWNum31">
        <text:list-item>
          <text:p text:style-name="P94">Уделить время эмулятору.</text:p>
        </text:list-item>
        <text:list-item>
          <text:p text:style-name="P78"><text:span text:style-name="T10">Проверить </text:span><text:span text:style-name="T12">ISA</text:span><text:span text:style-name="T10"> на предмет логических ошибок.</text:span></text:p>
        </text:list-item>
        <text:list-item>
          <text:p text:style-name="P78"><text:span text:style-name="T10">Возможно, начать писать </text:span><text:span text:style-name="T12">Verilog-</text:span><text:span text:style-name="T10">модель</text:span></text:p>
        </text:list-item>
      </text:list>
      <text:p text:style-name="P19">09.11.2020</text:p>
      <text:list xml:id="list7688766835754992482" text:style-name="WWNum32">
        <text:list-item>
          <text:p text:style-name="P95">Немного доделывал Эмулятор.</text:p>
        </text:list-item>
      </text:list>
      <text:p text:style-name="P55">К концу недели, скорее всего закончу (работы осталось на пару вечеров + отладка).</text:p>
      <text:list xml:id="list2021479769" text:continue-numbering="true" text:style-name="WWNum32">
        <text:list-item>
          <text:p text:style-name="P79"><text:span text:style-name="T10">В </text:span><text:span text:style-name="T12">ISA</text:span><text:span text:style-name="T10">, ошибок, пока не обнаружил.</text:span></text:p>
        </text:list-item>
      </text:list>
      <text:p text:style-name="P38"><text:span text:style-name="T23">Скорее всего, перейду к реализации </text:span><text:span text:style-name="T21">Verilog</text:span><text:span text:style-name="T23"> модели, когда закончу эмулятор.</text:span></text:p>
      <text:p text:style-name="P40"/>
      <text:p text:style-name="P23">11.11.2020</text:p>
      <text:p text:style-name="P25"><text:span text:style-name="T10"><text:tab/></text:span><text:span text:style-name="T10">1) </text:span><text:span text:style-name="T10">Осваивал теорию.(Архитектура, С++)</text:span></text:p>
      <text:p text:style-name="P25"><text:span text:style-name="T10"><text:tab/>2) </text:span><text:span text:style-name="T10">Перенес проект на <text:s/>FreeBSD, C++ код, успешно собрался.</text:span><text:span text:style-name="T10">(</text:span><text:span text:style-name="T10">make + <text:tab/></text:span><text:span text:style-name="T10">компилятор с++</text:span><text:span text:style-name="T10">) </text:span><text:span text:style-name="T10">Не писать ОС - специфический код</text:span><text:span text:style-name="T10">. </text:span><text:span text:style-name="T10">(Для простой <text:tab/>переносимости)</text:span></text:p>
      <text:p text:style-name="P25"><text:span text:style-name="T10"><text:tab/>3</text:span><text:span text:style-name="T10">) <text:s/>Исправлена пара ошибок в C++ коде.</text:span></text:p>
      <text:p text:style-name="P25"><text:span text:style-name="T10"><text:tab/>4</text:span><text:span text:style-name="T10">) Думаю про Суперскалярность.</text:span></text:p>
      <text:p text:style-name="P23">12.11.2020</text:p>
      <text:p text:style-name="P23"><text:soft-page-break/><text:tab/>Немного доделывал Эмулятор.</text:p>
      <text:p text:style-name="P23">13.11.2020</text:p>
      <text:p text:style-name="P23"><text:tab/>Писал Эмулятор.</text:p>
      <text:p text:style-name="P23"><text:tab/>Завтра, надеюсь сделаю что-то содержательное.</text:p>
      <text:p text:style-name="P23">14.11.2020 — 16.11.2020</text:p>
      <text:p text:style-name="P23"><text:tab/>Ничего содержательного не делал.</text:p>
      <text:p text:style-name="P23"><text:tab/>По Эмулятору, осталось много нудной работы. Нужно написать все ~50 <text:tab/><text:tab/>инструкций.</text:p>
      <text:p text:style-name="P23"><text:tab/>Осваивал теорию по Архитектуре.</text:p>
      <text:p text:style-name="P23">17.11.2020</text:p>
      <text:p text:style-name="P23"><text:tab/>Писал Эмулятор.</text:p>
      <text:p text:style-name="P23"><text:tab/>Надо освоить предачу оператора в функцию.(<text:span text:style-name="T13">Не понадобилось</text:span>)</text:p>
      <text:p text:style-name="P23"><text:tab/>Также осваивал теорию по Архитектуре.</text:p>
      <text:p text:style-name="P23">18.11.2020</text:p>
      <text:p text:style-name="P23"><text:tab/>Зодумался на счет Алгоритма Томасуло.</text:p>
      <text:p text:style-name="P23"><text:tab/>Эмулятор. Реалезованны команды ALU, кроме SIMD.</text:p>
      <text:p text:style-name="P23"><text:tab/>Завтра нужно отлаживать.</text:p>
      <text:p text:style-name="P23"><text:tab/>До того пока не будет отлажено текущее состояние Эмулятора, <text:tab/>прекратить расширение кода.</text:p>
      <text:p text:style-name="P23">25.11.2020</text:p>
      <text:p text:style-name="P23"><text:tab/>Начал осваивать Verilog PLI. (VPI)</text:p>
      <text:p text:style-name="P23"><text:tab/>Добавил все инструкции ALU включая SIMD, и MUL.</text:p>
      <text:p text:style-name="P23"><text:tab/>Отлаживал Эмулятор. Проблемы с Ассемблерными вставками.</text:p>
      <text:p text:style-name="P23"><text:tab/>Использовал AVX-512 инструкции.(В дальнейшем, надо-бы от них <text:tab/>отказаться, для переносимости.)</text:p>
      <text:p text:style-name="P23"><text:tab/>Попробовал компилятор g++, т.к c++ имеет проблемы с AVX <text:tab/>инструкциями, но g++, тоже, какую-то хрень пишет.</text:p>
      <text:p text:style-name="P23"><text:soft-page-break/>26.11.2020</text:p>
      <text:p text:style-name="P23"><text:tab/>Перешёл не Intel-синтаксис в ассемблерных вставках.</text:p>
      <text:p text:style-name="P23"><text:tab/>Исправил ассемблерные инструкции.</text:p>
      <text:p text:style-name="P23"><text:tab/>Также исправлены ошибки в инструкциях AND и ORR.</text:p>
      <text:p text:style-name="P23"><text:tab/>Пока не отлажу текущий код, следующие инструкции реализовывать не <text:tab/>буду.</text:p>
      <text:p text:style-name="P23">28.11.2020</text:p>
      <text:p text:style-name="P23"><text:tab/>Почти написал прообраз ассемблера на Python.</text:p>
      <text:p text:style-name="P23"><text:tab/>Реализованны команды ALU, MUL, MEM. Остальные сделаю <text:tab/>завтра(надеюсь).</text:p>
      <text:p text:style-name="P23"><text:tab/>Это позволит ускорить отладку эмулятора.</text:p>
      <text:p text:style-name="P23"><text:tab/>В дальнейшем, все равно надо будет написать ассемблер на С++. <text:s/>Python <text:tab/>нужен для портотипирования.</text:p>
      <text:p text:style-name="P23">29.11.2020</text:p>
      <text:p text:style-name="P23"><text:tab/>Закончил простой ассемблер, но он требует более детальной проверки.</text:p>
      <text:p text:style-name="P23"><text:tab/>Также уточнены форматы записа некоторых систеимных инструкций.</text:p>
      <text:p text:style-name="P23"><text:tab/>В эмуляторе исправлено определение условия выполнения инструкций.(Но <text:tab/><text:tab/>пока не оттестировонн Эмулятор.)</text:p>
      <text:p text:style-name="P23">02.12.2020</text:p>
      <text:p text:style-name="P23"><text:tab/>Начал писать тесты Эмулятора.</text:p>
      <text:p text:style-name="P23"><text:tab/>Нужно покрыть тестами все инструкции.</text:p>
      <text:p text:style-name="P23">04.12.2020</text:p>
      <text:p text:style-name="P23"><text:tab/>Исправил скрипт кодогенератора.</text:p>
      <text:p text:style-name="P23"><text:tab/>Исправил несколько комманд в Эмуляторе.</text:p>
      <text:p text:style-name="P23"><text:tab/>Начал осваивать vim.</text:p>
      <text:p text:style-name="P23">07.12.2020:</text:p>
      <text:p text:style-name="P23"><text:tab/> Добавил отладочный режим в Эмулятор.</text:p>
      <text:p text:style-name="P29"><text:tab/>Нужно уточнить порядок бит в регистрах, а также флаги уловий</text:p>
      <text:p text:style-name="P23">08.12.2020:</text:p>
      <text:p text:style-name="P23"><text:soft-page-break/><text:tab/> Исправил установку флагов в Эмуляторе.</text:p>
      <text:p text:style-name="P23"><text:tab/>В принципе, можно переходить к реализации команд доступа к памяти, <text:tab/><text:tab/><text:tab/>каманд перехода и системных команд.</text:p>
      <text:p text:style-name="P23">16.12.2020</text:p>
      <text:p text:style-name="P23"><text:tab/>Добавил команды работы с памятью.</text:p>
      <text:p text:style-name="P23"><text:tab/>Надо убедится в корректной работе „подсистемы памяти“.</text:p>
      <text:p text:style-name="P23"><text:tab/>Немного изменена ISA, теперь регист R0, имеет срого нулевое значение.</text:p>
      <text:p text:style-name="P23">25.01.2021</text:p>
      <text:p text:style-name="P23"><text:tab/>1)пред-Ассемблер на Python готов.</text:p>
      <text:p text:style-name="P23"><text:tab/>2)Исправленна проблема с проверкой системы.(Т.к при написании эмулятора <text:tab/>применялись <text:span text:style-name="T25">asm</text:span>-вставки AVX-512 интрукций, не все процессоры из семейства <text:tab/>x86-64, пригодны для запуска эмулятора)</text:p>
      <text:p text:style-name="P23"><text:tab/>Скорее всего машинно-зависимый код будет переписан. </text:p>
      <text:p text:style-name="P23"><text:tab/>В дальнейшем <text:tab/>планируется подготовка кода для запуска на ARM64 машинах <text:tab/>таких как Rasberi Pi4.</text:p>
      <text:p text:style-name="P23"><text:tab/>3)Утеряна версия документации на 31.12.2020</text:p>
      <text:p text:style-name="P23"><text:tab/><text:span text:style-name="T24">Нужно востановить.</text:span></text:p>
      <text:p text:style-name="P24"><text:tab/>Чтобы в дальнейшем такого не было, положу этот файл в репозиторий.</text:p>
      <text:p text:style-name="P24"><text:tab/>Кажется это связанно с блокирующими командами типа SYS.</text:p>
      <text:p text:style-name="P24">26.01.2021</text:p>
      <text:p text:style-name="P24"><text:tab/>1) Исправлена документация(7-й бит регитсра флагов используется для <text:tab/>маскирования прерываний.)</text:p>
      <text:p text:style-name="P27"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charset="x-symbol"/>
    <style:font-face style:name="Wingdings" svg:font-family="Wingdings" style:font-charset="x-symbol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fo:keep-together="always" fo:keep-with-next="always"/>
      <style:text-properties fo:color="#365f91" style:font-name="Cambria" fo:font-size="14pt" fo:font-weight="bold" style:font-name-asian="Calibri1" style:font-size-asian="14pt" style:font-weight-asian="bold" style:font-name-complex="DejaVu Sans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fo:keep-together="always" fo:keep-with-next="always"/>
      <style:text-properties fo:color="#4f81bd" style:font-name="Cambria" fo:font-size="13pt" fo:font-weight="bold" style:font-name-asian="Calibri1" style:font-size-asian="13pt" style:font-weight-asian="bold" style:font-name-complex="DejaVu Sans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fo:keep-together="always" fo:keep-with-next="always"/>
      <style:text-properties fo:color="#4f81bd" style:font-name="Cambria" fo:font-weight="bold" style:font-name-asian="Calibri1" style:font-weight-asian="bold" style:font-name-complex="DejaVu Sans" style:font-weight-complex="bold"/>
    </style:style>
    <style:style style:name="List_20_Paragraph" style:display-name="List Paragraph" style:family="paragraph" style:parent-style-name="Standard" style:default-outline-level="" style:list-style-name="WWNum19">
      <style:paragraph-properties fo:margin-left="0.5in" fo:margin-right="0in" fo:margin-top="0in" fo:margin-bottom="0.139in" fo:text-align="justify" style:justify-single-word="false" fo:text-indent="0in" style:auto-text-indent="false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size="14pt" fo:font-weight="bold" style:font-name-asian="Calibri1" style:font-size-asian="14pt" style:font-weight-asian="bold" style:font-name-complex="DejaVu Sans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size="13pt" fo:font-weight="bold" style:font-name-asian="Calibri1" style:font-size-asian="13pt" style:font-weight-asian="bold" style:font-name-complex="DejaVu Sans" style:font-size-complex="13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4f81bd" style:font-name="Cambria" fo:font-weight="bold" style:font-name-asian="Calibri1" style:font-weight-asian="bold" style:font-name-complex="DejaVu Sans" style:font-weight-complex="bold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fo:font-size="14pt" style:font-size-asian="14pt" style:font-size-complex="14pt"/>
    </style:style>
    <style:style style:name="ListLabel_20_3" style:display-name="ListLabel 3" style:family="text">
      <style:text-properties fo:font-size="14pt" style:font-size-asian="14pt" style:font-size-complex="14pt"/>
    </style:style>
    <style:style style:name="ListLabel_20_4" style:display-name="ListLabel 4" style:family="text">
      <style:text-properties fo:font-size="14pt" style:font-size-asian="14pt" style:font-size-complex="14pt"/>
    </style:style>
    <style:style style:name="ListLabel_20_5" style:display-name="ListLabel 5" style:family="text">
      <style:text-properties fo:font-size="14pt" style:font-size-asian="14pt" style:font-size-complex="14pt"/>
    </style:style>
    <style:style style:name="ListLabel_20_6" style:display-name="ListLabel 6" style:family="text">
      <style:text-properties style:font-name-complex="Courier New1"/>
    </style:style>
    <style:style style:name="ListLabel_20_7" style:display-name="ListLabel 7" style:family="text">
      <style:text-properties style:font-name-complex="Courier New1"/>
    </style:style>
    <style:style style:name="ListLabel_20_8" style:display-name="ListLabel 8" style:family="text">
      <style:text-properties style:font-name-complex="Courier New1"/>
    </style:style>
    <style:style style:name="ListLabel_20_9" style:display-name="ListLabel 9" style:family="text">
      <style:text-properties style:font-name-complex="Courier New1"/>
    </style:style>
    <style:style style:name="ListLabel_20_10" style:display-name="ListLabel 10" style:family="text">
      <style:text-properties style:font-name-complex="Courier New1"/>
    </style:style>
    <style:style style:name="ListLabel_20_11" style:display-name="ListLabel 11" style:family="text">
      <style:text-properties style:font-name-complex="Courier New1"/>
    </style:style>
    <style:style style:name="ListLabel_20_12" style:display-name="ListLabel 12" style:family="text">
      <style:text-properties style:font-name-complex="Courier New1"/>
    </style:style>
    <style:style style:name="ListLabel_20_13" style:display-name="ListLabel 13" style:family="text">
      <style:text-properties style:font-name-complex="Courier New1"/>
    </style:style>
    <style:style style:name="ListLabel_20_14" style:display-name="ListLabel 14" style:family="text">
      <style:text-properties style:font-name-complex="Courier New1"/>
    </style:style>
    <style:style style:name="ListLabel_20_15" style:display-name="ListLabel 15" style:family="text">
      <style:text-properties style:font-name-complex="Courier New1"/>
    </style:style>
    <style:style style:name="ListLabel_20_16" style:display-name="ListLabel 16" style:family="text">
      <style:text-properties style:font-name-complex="Courier New1"/>
    </style:style>
    <style:style style:name="ListLabel_20_17" style:display-name="ListLabel 17" style:family="text">
      <style:text-properties style:font-name-complex="Courier New1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1.0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1.34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691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2.041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2.391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7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3.09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4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1.0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1.34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691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2.041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2.391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7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3.09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4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1.0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1.34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691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2.041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2.391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7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3.09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4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1.0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1.34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691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2.041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2.391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7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3.09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4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1.0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1.34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691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2.041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2.391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7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3.09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4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95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95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95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95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95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95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95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95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9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3752in" fo:margin-left="0.866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898in" fo:margin-bottom="0.6898in" fo:margin-left="0.3646in" fo:margin-right="0.3929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</meta:editing-cycles>
    <meta:creation-date>2021-01-27T00:17:21</meta:creation-date>
    <meta:editing-duration>P0D</meta:editing-duration>
    <meta:generator>OpenOffice/4.1.8$FreeBSD/amd64 OpenOffice.org_project/418m3$Build-9803</meta:generator>
    <meta:document-statistic meta:table-count="6" meta:image-count="0" meta:object-count="0" meta:page-count="17" meta:paragraph-count="529" meta:word-count="3007" meta:character-count="1967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